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text-properties style:use-window-font-color="true" style:font-name="Arial" fo:font-size="12pt" style:font-name-asian="Courier" style:font-size-asian="12pt" style:font-name-complex="Courier" style:font-size-complex="12pt"/>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10" style:family="paragraph" style:parent-style-name="Header">
      <style:paragraph-properties fo:text-align="center" style:justify-single-word="false" style:snap-to-layout-grid="false"/>
      <style:text-properties fo:font-size="14pt" style:font-size-asian="14pt" style:font-size-complex="14pt"/>
    </style:style>
    <style:style style:name="P1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3"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4" style:family="paragraph" style:parent-style-name="Footer">
      <style:text-properties fo:font-size="9pt" style:font-size-asian="9pt" style:font-size-complex="9pt"/>
    </style:style>
    <style:style style:name="P15" style:family="paragraph" style:parent-style-name="Standard">
      <style:paragraph-properties fo:text-align="center" style:justify-single-word="false" style:snap-to-layout-grid="false"/>
      <style:text-properties fo:font-size="18pt" style:font-size-asian="18pt" style:font-size-complex="18pt"/>
    </style:style>
    <style:style style:name="P16"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7"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25" style:family="paragraph" style:parent-style-name="Heading_20_1" style:master-page-name="First_20_Page">
      <style:paragraph-properties style:page-number="auto"/>
    </style:style>
    <style:style style:name="P26" style:family="paragraph" style:parent-style-name="Heading_20_2">
      <style:text-properties style:font-name="Arial" fo:font-size="12pt" style:font-size-asian="12pt" style:font-size-complex="12pt"/>
    </style:style>
    <style:style style:name="P27" style:family="paragraph" style:parent-style-name="Heading_20_3">
      <style:text-properties style:font-name="Arial" fo:font-size="12pt" style:font-size-asian="12pt" style:font-size-complex="12pt"/>
    </style:style>
    <style:style style:name="P28" style:family="paragraph" style:parent-style-name="Standard">
      <style:paragraph-properties fo:text-align="center" style:justify-single-word="false" style:snap-to-layout-grid="false"/>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P29"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3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text-properties style:use-window-font-color="true" style:font-name="Arial" fo:font-size="12pt" style:font-name-asian="Courier" style:font-size-asian="12pt" style:font-name-complex="Courier" style:font-size-complex="12pt"/>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 fo:font-size="12pt" style:font-name-asian="Courier" style:font-size-asian="12pt" style:font-name-complex="Courier" style:font-size-complex="12pt"/>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font-size-complex="8pt"/>
    </style:style>
    <style:style style:name="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5" style:family="text">
      <style:text-properties style:use-window-font-color="true" style:font-name="Helvetica-Bold" fo:font-weight="bold" style:font-name-asian="Helvetica-Bold" style:font-weight-asian="bold" style:font-name-complex="Helvetica-Bold" style:font-weight-complex="bold"/>
    </style:style>
    <style:style style:name="T6" style:family="text">
      <style:text-properties style:use-window-font-color="true" style:font-name="Helvetica" fo:font-weight="normal" style:font-name-asian="Helvetica" style:font-weight-asian="normal" style:font-name-complex="Helvetica" style:font-weight-complex="normal"/>
    </style:style>
    <style:style style:name="T7" style:family="text">
      <style:text-properties style:use-window-font-color="true" style:text-position="super 58%" style:font-name="Arial-BoldMT" fo:font-weight="bold" style:font-name-asian="Arial-BoldMT" style:font-weight-asian="bold" style:font-name-complex="Arial-BoldMT" style:font-weight-complex="bold"/>
    </style:style>
    <style:style style:name="T8" style:family="text">
      <style:text-properties style:use-window-font-color="true" style:font-name="Arial-BoldMT" fo:font-weight="bold" style:font-name-asian="Arial-BoldMT" style:font-weight-asian="bold" style:font-name-complex="Arial-BoldMT"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rial" fo:font-size="12pt" style:font-name-asian="Courier" style:font-size-asian="12pt" style:font-name-complex="Courier" style:font-size-complex="12pt"/>
    </style:style>
    <style:style style:name="T11" style:family="text">
      <style:text-properties style:font-name="Arial" fo:font-size="12pt" style:font-size-asian="12pt" style:font-size-complex="12pt"/>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fo:language="en" fo:country="US" style:language-complex="ar" style:country-complex="SA"/>
    </style:style>
    <style:style style:name="T15"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50771280">
          <text:format-change>
            <office:change-info>
              <dc:creator>Bob Jacobsen</dc:creator>
              <dc:date>2010-09-12T10:50:00</dc:date>
            </office:change-info>
          </text:format-change>
        </text:changed-region>
        <text:changed-region text:id="ct879787808">
          <text:deletion>
            <office:change-info>
              <dc:creator>Bob Jacobsen</dc:creator>
              <dc:date>2010-09-12T10:32:00</dc:date>
            </office:change-info>
            <text:p text:style-name="P1"><text:s/></text:p>
          </text:deletion>
        </text:changed-region>
        <text:changed-region text:id="ct690101808">
          <text:insertion>
            <office:change-info>
              <dc:creator>Bob Jacobsen</dc:creator>
              <dc:date>2010-09-12T10:32:00</dc:date>
            </office:change-info>
          </text:insertion>
        </text:changed-region>
        <text:changed-region text:id="ct450602256">
          <text:insertion>
            <office:change-info>
              <dc:creator>Bob Jacobsen</dc:creator>
              <dc:date>2010-09-12T10:33:00</dc:date>
            </office:change-info>
          </text:insertion>
        </text:changed-region>
        <text:changed-region text:id="ct878678736">
          <text:insertion>
            <office:change-info>
              <dc:creator>Bob Jacobsen</dc:creator>
              <dc:date>2010-09-12T10:34:00</dc:date>
            </office:change-info>
          </text:insertion>
        </text:changed-region>
        <text:changed-region text:id="ct459710768">
          <text:insertion>
            <office:change-info>
              <dc:creator>Bob Jacobsen</dc:creator>
              <dc:date>2010-09-12T12:25:00</dc:date>
            </office:change-info>
          </text:insertion>
        </text:changed-region>
        <text:changed-region text:id="ct486426240">
          <text:deletion>
            <office:change-info>
              <dc:creator>Bob Jacobsen</dc:creator>
              <dc:date>2010-09-12T12:25:00</dc:date>
            </office:change-info>
            <text:p text:style-name="Standard">re is no intention that devices that connect more than on CAN segment (e.g. bridges) have to electrically interconnect those separate segments. <text:s/></text:p>
          </text:deletion>
        </text:changed-region>
        <text:changed-region text:id="ct877695248">
          <text:insertion>
            <office:change-info>
              <dc:creator>Bob Jacobsen</dc:creator>
              <dc:date>2010-09-12T12:25:00</dc:date>
            </office:change-info>
          </text:insertion>
        </text:changed-region>
        <text:changed-region text:id="ct468620096">
          <text:insertion>
            <office:change-info>
              <dc:creator>Bob Jacobsen</dc:creator>
              <dc:date>2010-09-12T12:26:00</dc:date>
            </office:change-info>
          </text:insertion>
        </text:changed-region>
        <text:changed-region text:id="ct450651280">
          <text:insertion>
            <office:change-info>
              <dc:creator>Bob Jacobsen</dc:creator>
              <dc:date>2010-09-12T12:23:00</dc:date>
            </office:change-info>
          </text:insertion>
        </text:changed-region>
        <text:changed-region text:id="ct880480896">
          <text:deletion>
            <office:change-info>
              <dc:creator>Bob Jacobsen</dc:creator>
              <dc:date>2010-09-12T12:23:00</dc:date>
            </office:change-info>
            <text:p text:style-name="P2"/>
            <text:p text:style-name="Standard">We don't </text:p>
          </text:deletion>
        </text:changed-region>
        <text:changed-region text:id="ct880633136">
          <text:insertion>
            <office:change-info>
              <dc:creator>Bob Jacobsen</dc:creator>
              <dc:date>2010-09-12T12:23:00</dc:date>
            </office:change-info>
          </text:insertion>
        </text:changed-region>
        <text:changed-region text:id="ct485258320">
          <text:deletion>
            <office:change-info>
              <dc:creator>Bob Jacobsen</dc:creator>
              <dc:date>2010-09-12T12:23:00</dc:date>
            </office:change-info>
            <text:p text:style-name="Standard">,</text:p>
          </text:deletion>
        </text:changed-region>
        <text:changed-region text:id="ct686424752">
          <text:deletion>
            <office:change-info>
              <dc:creator>Bob Jacobsen</dc:creator>
              <dc:date>2010-09-12T12:24:00</dc:date>
            </office:change-info>
            <text:p text:style-name="Standard">documentation that the standard references</text:p>
          </text:deletion>
        </text:changed-region>
        <text:changed-region text:id="ct690635120">
          <text:insertion>
            <office:change-info>
              <dc:creator>Bob Jacobsen</dc:creator>
              <dc:date>2010-09-12T12:24:00</dc:date>
            </office:change-info>
          </text:insertion>
        </text:changed-region>
        <text:changed-region text:id="ct485274240">
          <text:deletion>
            <office:change-info>
              <dc:creator>Bob Jacobsen</dc:creator>
              <dc:date>2010-09-12T12:24:00</dc:date>
            </office:change-info>
            <text:p text:style-name="Standard"><text:s/>A simple resistor on a RJ45 plug can be used, or more complex devices can be created and sold that e.g. contain diagnostic readouts. <text:s/>So long as it provides in-spec termination, they're all fine.</text:p>
          </text:deletion>
        </text:changed-region>
        <text:changed-region text:id="ct442501920">
          <text:insertion>
            <office:change-info>
              <dc:creator>Bob Jacobsen</dc:creator>
              <dc:date>2010-09-12T12:24:00</dc:date>
            </office:change-info>
          </text:insertion>
        </text:changed-region>
        <text:changed-region text:id="ct690663440">
          <text:deletion>
            <office:change-info>
              <dc:creator>Bob Jacobsen</dc:creator>
              <dc:date>2010-09-12T12:26:00</dc:date>
            </office:change-info>
            <text:p text:style-name="Standard">s</text:p>
          </text:deletion>
        </text:changed-region>
        <text:changed-region text:id="ct880555088">
          <text:insertion>
            <office:change-info>
              <dc:creator>Bob Jacobsen</dc:creator>
              <dc:date>2010-09-12T12:26:00</dc:date>
            </office:change-info>
          </text:insertion>
        </text:changed-region>
        <text:changed-region text:id="ct880503168">
          <text:deletion>
            <office:change-info>
              <dc:creator>Bob Jacobsen</dc:creator>
              <dc:date>2010-09-12T12:26:00</dc:date>
            </office:change-info>
            <text:p text:style-name="Standard">We're trying to enable </text:p>
          </text:deletion>
        </text:changed-region>
        <text:changed-region text:id="ct460748688">
          <text:insertion>
            <office:change-info>
              <dc:creator>Bob Jacobsen</dc:creator>
              <dc:date>2010-09-12T12:26:00</dc:date>
            </office:change-info>
          </text:insertion>
        </text:changed-region>
        <text:changed-region text:id="ct459557520">
          <text:deletion>
            <office:change-info>
              <dc:creator>Bob Jacobsen</dc:creator>
              <dc:date>2010-09-12T12:26:00</dc:date>
            </office:change-info>
            <text:p text:style-name="Standard">But we don't want to </text:p>
          </text:deletion>
        </text:changed-region>
        <text:changed-region text:id="ct880594192">
          <text:insertion>
            <office:change-info>
              <dc:creator>Bob Jacobsen</dc:creator>
              <dc:date>2010-09-12T12:26:00</dc:date>
            </office:change-info>
          </text:insertion>
        </text:changed-region>
        <text:changed-region text:id="ct880590624">
          <text:deletion>
            <office:change-info>
              <dc:creator>Bob Jacobsen</dc:creator>
              <dc:date>2010-09-12T12:27:00</dc:date>
            </office:change-info>
            <text:p text:style-name="Standard">If you're </text:p>
          </text:deletion>
        </text:changed-region>
        <text:changed-region text:id="ct450639328">
          <text:insertion>
            <office:change-info>
              <dc:creator>Bob Jacobsen</dc:creator>
              <dc:date>2010-09-12T12:27:00</dc:date>
            </office:change-info>
          </text:insertion>
        </text:changed-region>
        <text:changed-region text:id="ct880713936">
          <text:deletion>
            <office:change-info>
              <dc:creator>Bob Jacobsen</dc:creator>
              <dc:date>2010-09-12T12:27:00</dc:date>
            </office:change-info>
            <text:p text:style-name="Standard">We want all</text:p>
          </text:deletion>
        </text:changed-region>
        <text:changed-region text:id="ct690277024">
          <text:insertion>
            <office:change-info>
              <dc:creator>Bob Jacobsen</dc:creator>
              <dc:date>2010-09-12T12:27:00</dc:date>
            </office:change-info>
          </text:insertion>
        </text:changed-region>
        <text:changed-region text:id="ct863157008">
          <text:deletion>
            <office:change-info>
              <dc:creator>Bob Jacobsen</dc:creator>
              <dc:date>2010-09-12T12:27:00</dc:date>
            </office:change-info>
            <text:p text:style-name="Standard">8</text:p>
          </text:deletion>
        </text:changed-region>
        <text:changed-region text:id="ct878602176">
          <text:insertion>
            <office:change-info>
              <dc:creator>Bob Jacobsen</dc:creator>
              <dc:date>2010-09-12T12:27:00</dc:date>
            </office:change-info>
          </text:insertion>
        </text:changed-region>
        <text:changed-region text:id="ct879850624">
          <text:insertion>
            <office:change-info>
              <dc:creator>Bob Jacobsen</dc:creator>
              <dc:date>2010-09-12T12:27:00</dc:date>
            </office:change-info>
          </text:insertion>
        </text:changed-region>
        <text:changed-region text:id="ct574060944">
          <text:deletion>
            <office:change-info>
              <dc:creator>Bob Jacobsen</dc:creator>
              <dc:date>2010-09-12T12:27:00</dc:date>
            </office:change-info>
            <text:p text:style-name="Standard">we</text:p>
          </text:deletion>
        </text:changed-region>
        <text:changed-region text:id="ct880674784">
          <text:insertion>
            <office:change-info>
              <dc:creator>Bob Jacobsen</dc:creator>
              <dc:date>2010-09-12T12:27:00</dc:date>
            </office:change-info>
          </text:insertion>
        </text:changed-region>
        <text:changed-region text:id="ct690095184">
          <text:insertion>
            <office:change-info>
              <dc:creator>Bob Jacobsen</dc:creator>
              <dc:date>2010-09-12T12:28:00</dc:date>
            </office:change-info>
          </text:insertion>
        </text:changed-region>
        <text:changed-region text:id="ct874404768">
          <text:insertion>
            <office:change-info>
              <dc:creator>Bob Jacobsen</dc:creator>
              <dc:date>2010-09-12T12:28:00</dc:date>
            </office:change-info>
          </text:insertion>
        </text:changed-region>
        <text:changed-region text:id="ct574062128">
          <text:deletion>
            <office:change-info>
              <dc:creator>Bob Jacobsen</dc:creator>
              <dc:date>2010-09-12T12:28:00</dc:date>
            </office:change-info>
            <text:p text:style-name="Standard">your</text:p>
          </text:deletion>
        </text:changed-region>
        <text:changed-region text:id="ct690485792">
          <text:insertion>
            <office:change-info>
              <dc:creator>Bob Jacobsen</dc:creator>
              <dc:date>2010-09-12T12:28:00</dc:date>
            </office:change-info>
          </text:insertion>
        </text:changed-region>
        <text:changed-region text:id="ct879807104">
          <text:deletion>
            <office:change-info>
              <dc:creator>Bob Jacobsen</dc:creator>
              <dc:date>2010-09-12T12:28:00</dc:date>
            </office:change-info>
            <text:p text:style-name="Standard">product</text:p>
          </text:deletion>
        </text:changed-region>
        <text:changed-region text:id="ct878056688">
          <text:insertion>
            <office:change-info>
              <dc:creator>Bob Jacobsen</dc:creator>
              <dc:date>2010-09-12T12:28:00</dc:date>
            </office:change-info>
          </text:insertion>
        </text:changed-region>
        <text:changed-region text:id="ct485187888">
          <text:deletion>
            <office:change-info>
              <dc:creator>Bob Jacobsen</dc:creator>
              <dc:date>2010-09-12T12:28:00</dc:date>
            </office:change-info>
            <text:p text:style-name="Standard">you can </text:p>
          </text:deletion>
        </text:changed-region>
        <text:changed-region text:id="ct686505040">
          <text:insertion>
            <office:change-info>
              <dc:creator>Bob Jacobsen</dc:creator>
              <dc:date>2010-09-12T12:28:00</dc:date>
            </office:change-info>
          </text:insertion>
        </text:changed-region>
        <text:changed-region text:id="ct878561840">
          <text:deletion>
            <office:change-info>
              <dc:creator>Bob Jacobsen</dc:creator>
              <dc:date>2010-09-12T12:28:00</dc:date>
            </office:change-info>
            <text:p text:style-name="Standard">your product</text:p>
          </text:deletion>
        </text:changed-region>
        <text:changed-region text:id="ct486276448">
          <text:insertion>
            <office:change-info>
              <dc:creator>Bob Jacobsen</dc:creator>
              <dc:date>2010-09-12T12:28:00</dc:date>
            </office:change-info>
          </text:insertion>
        </text:changed-region>
        <text:changed-region text:id="ct486508784">
          <text:insertion>
            <office:change-info>
              <dc:creator>Bob Jacobsen</dc:creator>
              <dc:date>2010-09-12T12:29:00</dc:date>
            </office:change-info>
          </text:insertion>
        </text:changed-region>
        <text:changed-region text:id="ct450792944">
          <text:deletion>
            <office:change-info>
              <dc:creator>Bob Jacobsen</dc:creator>
              <dc:date>2010-09-12T12:29:00</dc:date>
            </office:change-info>
            <text:p text:style-name="Standard">you</text:p>
          </text:deletion>
        </text:changed-region>
        <text:changed-region text:id="ct485205744">
          <text:insertion>
            <office:change-info>
              <dc:creator>Bob Jacobsen</dc:creator>
              <dc:date>2010-09-12T12:29:00</dc:date>
            </office:change-info>
          </text:insertion>
        </text:changed-region>
        <text:changed-region text:id="ct460952608">
          <text:deletion>
            <office:change-info>
              <dc:creator>Bob Jacobsen</dc:creator>
              <dc:date>2010-09-12T12:29:00</dc:date>
            </office:change-info>
            <text:p text:style-name="Standard">your board</text:p>
          </text:deletion>
        </text:changed-region>
        <text:changed-region text:id="ct685951376">
          <text:insertion>
            <office:change-info>
              <dc:creator>Bob Jacobsen</dc:creator>
              <dc:date>2010-09-12T12:29:00</dc:date>
            </office:change-info>
          </text:insertion>
        </text:changed-region>
        <text:changed-region text:id="ct878424176">
          <text:deletion>
            <office:change-info>
              <dc:creator>Bob Jacobsen</dc:creator>
              <dc:date>2010-09-12T12:29:00</dc:date>
            </office:change-info>
            <text:p text:style-name="Standard">we later find a use for it</text:p>
          </text:deletion>
        </text:changed-region>
        <text:changed-region text:id="ct875804176">
          <text:insertion>
            <office:change-info>
              <dc:creator>Bob Jacobsen</dc:creator>
              <dc:date>2010-09-12T12:29:00</dc:date>
            </office:change-info>
          </text:insertion>
        </text:changed-region>
        <text:changed-region text:id="ct483066240">
          <text:deletion>
            <office:change-info>
              <dc:creator>Bob Jacobsen</dc:creator>
              <dc:date>2010-09-12T12:29:00</dc:date>
            </office:change-info>
            <text:p text:style-name="Standard">we</text:p>
          </text:deletion>
        </text:changed-region>
        <text:changed-region text:id="ct482805536">
          <text:insertion>
            <office:change-info>
              <dc:creator>Bob Jacobsen</dc:creator>
              <dc:date>2010-09-12T12:29:00</dc:date>
            </office:change-info>
          </text:insertion>
        </text:changed-region>
        <text:changed-region text:id="ct460991280">
          <text:insertion>
            <office:change-info>
              <dc:creator>Bob Jacobsen</dc:creator>
              <dc:date>2010-09-12T12:29:00</dc:date>
            </office:change-info>
          </text:insertion>
        </text:changed-region>
        <text:changed-region text:id="ct880025408">
          <text:deletion>
            <office:change-info>
              <dc:creator>Bob Jacobsen</dc:creator>
              <dc:date>2010-09-12T12:29:00</dc:date>
            </office:change-info>
            <text:p text:style-name="Standard">If you want t</text:p>
          </text:deletion>
        </text:changed-region>
        <text:changed-region text:id="ct573926784">
          <text:insertion>
            <office:change-info>
              <dc:creator>Bob Jacobsen</dc:creator>
              <dc:date>2010-09-12T12:29:00</dc:date>
            </office:change-info>
          </text:insertion>
        </text:changed-region>
        <text:changed-region text:id="ct686025744">
          <text:deletion>
            <office:change-info>
              <dc:creator>Bob Jacobsen</dc:creator>
              <dc:date>2010-09-12T12:30:00</dc:date>
            </office:change-info>
            <text:p text:style-name="Standard">we recommend</text:p>
          </text:deletion>
        </text:changed-region>
        <text:changed-region text:id="ct880042112">
          <text:insertion>
            <office:change-info>
              <dc:creator>Bob Jacobsen</dc:creator>
              <dc:date>2010-09-12T12:30:00</dc:date>
            </office:change-info>
          </text:insertion>
        </text:changed-region>
        <text:changed-region text:id="ct459331664">
          <text:deletion>
            <office:change-info>
              <dc:creator>Bob Jacobsen</dc:creator>
              <dc:date>2010-09-12T12:30:00</dc:date>
            </office:change-info>
            <text:p text:style-name="Standard">you</text:p>
          </text:deletion>
        </text:changed-region>
        <text:changed-region text:id="ct442695840">
          <text:insertion>
            <office:change-info>
              <dc:creator>Bob Jacobsen</dc:creator>
              <dc:date>2010-09-12T12:30:00</dc:date>
            </office:change-info>
          </text:insertion>
        </text:changed-region>
        <text:changed-region text:id="ct877321600">
          <text:deletion>
            <office:change-info>
              <dc:creator>Bob Jacobsen</dc:creator>
              <dc:date>2010-09-12T12:30:00</dc:date>
            </office:change-info>
            <text:p text:style-name="Standard">them</text:p>
          </text:deletion>
        </text:changed-region>
        <text:changed-region text:id="ct464528624">
          <text:insertion>
            <office:change-info>
              <dc:creator>Bob Jacobsen</dc:creator>
              <dc:date>2010-09-12T12:30:00</dc:date>
            </office:change-info>
          </text:insertion>
        </text:changed-region>
        <text:changed-region text:id="ct877681584">
          <text:deletion>
            <office:change-info>
              <dc:creator>Bob Jacobsen</dc:creator>
              <dc:date>2010-09-12T12:30:00</dc:date>
            </office:change-info>
            <text:p text:style-name="Standard">We expect</text:p>
          </text:deletion>
        </text:changed-region>
        <text:changed-region text:id="ct459327424">
          <text:insertion>
            <office:change-info>
              <dc:creator>Bob Jacobsen</dc:creator>
              <dc:date>2010-09-12T12:30:00</dc:date>
            </office:change-info>
          </text:insertion>
        </text:changed-region>
        <text:changed-region text:id="ct880241168">
          <text:insertion>
            <office:change-info>
              <dc:creator>Bob Jacobsen</dc:creator>
              <dc:date>2010-09-12T12:31:00</dc:date>
            </office:change-info>
          </text:insertion>
        </text:changed-region>
        <text:changed-region text:id="ct459824560">
          <text:deletion>
            <office:change-info>
              <dc:creator>Bob Jacobsen</dc:creator>
              <dc:date>2010-09-12T12:31:00</dc:date>
            </office:change-info>
            <text:p text:style-name="Standard"><text:s/>that</text:p>
          </text:deletion>
        </text:changed-region>
        <text:changed-region text:id="ct573760064">
          <text:insertion>
            <office:change-info>
              <dc:creator>Bob Jacobsen</dc:creator>
              <dc:date>2010-09-12T12:31:00</dc:date>
            </office:change-info>
          </text:insertion>
        </text:changed-region>
        <text:changed-region text:id="ct880749104">
          <text:deletion>
            <office:change-info>
              <dc:creator>Bob Jacobsen</dc:creator>
              <dc:date>2010-09-12T12:31:00</dc:date>
            </office:change-info>
            <text:p text:style-name="Standard">will</text:p>
          </text:deletion>
        </text:changed-region>
        <text:changed-region text:id="ct442756672">
          <text:insertion>
            <office:change-info>
              <dc:creator>Bob Jacobsen</dc:creator>
              <dc:date>2010-09-12T12:31:00</dc:date>
            </office:change-info>
          </text:insertion>
        </text:changed-region>
        <text:changed-region text:id="ct461117328">
          <text:deletion>
            <office:change-info>
              <dc:creator>Bob Jacobsen</dc:creator>
              <dc:date>2010-09-12T12:31:00</dc:date>
            </office:change-info>
            <text:p text:style-name="Standard">'</text:p>
          </text:deletion>
        </text:changed-region>
        <text:changed-region text:id="ct485321344">
          <text:insertion>
            <office:change-info>
              <dc:creator>Bob Jacobsen</dc:creator>
              <dc:date>2010-09-12T12:31:00</dc:date>
            </office:change-info>
          </text:insertion>
        </text:changed-region>
        <text:changed-region text:id="ct486150000">
          <text:deletion>
            <office:change-info>
              <dc:creator>Bob Jacobsen</dc:creator>
              <dc:date>2010-09-12T12:31:00</dc:date>
            </office:change-info>
            <text:p text:style-name="Standard"><text:s/>it</text:p>
          </text:deletion>
        </text:changed-region>
        <text:changed-region text:id="ct686268912">
          <text:insertion>
            <office:change-info>
              <dc:creator>Bob Jacobsen</dc:creator>
              <dc:date>2010-09-12T12:31:00</dc:date>
            </office:change-info>
          </text:insertion>
        </text:changed-region>
        <text:changed-region text:id="ct880069376">
          <text:deletion>
            <office:change-info>
              <dc:creator>Bob Jacobsen</dc:creator>
              <dc:date>2010-09-12T12:31:00</dc:date>
            </office:change-info>
            <text:p text:style-name="Standard">We expect that most p</text:p>
          </text:deletion>
        </text:changed-region>
        <text:changed-region text:id="ct880731168">
          <text:insertion>
            <office:change-info>
              <dc:creator>Bob Jacobsen</dc:creator>
              <dc:date>2010-09-12T12:31:00</dc:date>
            </office:change-info>
          </text:insertion>
        </text:changed-region>
        <text:changed-region text:id="ct485308064">
          <text:deletion>
            <office:change-info>
              <dc:creator>Bob Jacobsen</dc:creator>
              <dc:date>2010-09-12T12:32:00</dc:date>
            </office:change-info>
            <text:p text:style-name="Standard">will</text:p>
          </text:deletion>
        </text:changed-region>
        <text:changed-region text:id="ct450715088">
          <text:insertion>
            <office:change-info>
              <dc:creator>Bob Jacobsen</dc:creator>
              <dc:date>2010-09-12T12:32:00</dc:date>
            </office:change-info>
          </text:insertion>
        </text:changed-region>
        <text:changed-region text:id="ct878523920">
          <text:insertion>
            <office:change-info>
              <dc:creator>Bob Jacobsen</dc:creator>
              <dc:date>2010-09-12T12:32:00</dc:date>
            </office:change-info>
          </text:insertion>
        </text:changed-region>
        <text:changed-region text:id="ct439112384">
          <text:insertion>
            <office:change-info>
              <dc:creator>David Harris</dc:creator>
              <dc:date>2010-09-11T10:08:00</dc:date>
            </office:change-info>
          </text:insertion>
        </text:changed-region>
        <text:changed-region text:id="ct438602592">
          <text:insertion>
            <office:change-info>
              <dc:creator>David Harris</dc:creator>
              <dc:date>2010-09-11T10:09:00</dc:date>
            </office:change-info>
          </text:insertion>
        </text:changed-region>
        <text:changed-region text:id="ct450766944">
          <text:deletion>
            <office:change-info>
              <dc:creator>Bob Jacobsen</dc:creator>
              <dc:date>2010-09-12T10:59:00</dc:date>
            </office:change-info>
            <text:p text:style-name="Standard"> </text:p>
          </text:deletion>
        </text:changed-region>
        <text:changed-region text:id="ct465104112">
          <text:insertion>
            <office:change-info>
              <dc:creator>David Harris</dc:creator>
              <dc:date>2010-09-11T10:09:00</dc:date>
            </office:change-info>
          </text:insertion>
        </text:changed-region>
        <text:changed-region text:id="ct504140576">
          <text:insertion>
            <office:change-info>
              <dc:creator>Bob Jacobsen</dc:creator>
              <dc:date>2010-09-11T18:20:00</dc:date>
            </office:change-info>
          </text:insertion>
        </text:changed-region>
        <text:changed-region text:id="ct690265264">
          <text:insertion>
            <office:change-info>
              <dc:creator>Bob Jacobsen</dc:creator>
              <dc:date>2010-09-11T18:21:00</dc:date>
            </office:change-info>
          </text:insertion>
        </text:changed-region>
        <text:changed-region text:id="ct690671488">
          <text:deletion>
            <office:change-info>
              <dc:creator>Bob Jacobsen</dc:creator>
              <dc:date>2010-09-11T18:20:00</dc:date>
            </office:change-info>
            <text:p text:style-name="P3">x</text:p>
          </text:deletion>
        </text:changed-region>
        <text:changed-region text:id="ct574028896">
          <text:insertion>
            <office:change-info>
              <dc:creator>David Harris</dc:creator>
              <dc:date>2010-09-11T10:09:00</dc:date>
            </office:change-info>
          </text:insertion>
        </text:changed-region>
        <text:changed-region text:id="ct460555952">
          <text:insertion>
            <office:change-info>
              <dc:creator>Bob Jacobsen</dc:creator>
              <dc:date>2010-09-11T18:22:00</dc:date>
            </office:change-info>
          </text:insertion>
        </text:changed-region>
        <text:changed-region text:id="ct879936400">
          <text:deletion>
            <office:change-info>
              <dc:creator>Bob Jacobsen</dc:creator>
              <dc:date>2010-09-11T18:22:00</dc:date>
            </office:change-info>
            <text:p text:style-name="P3">60 ohms, split between the two ends of the bus</text:p>
          </text:deletion>
        </text:changed-region>
        <text:changed-region text:id="ct438353248">
          <text:insertion>
            <office:change-info>
              <dc:creator>David Harris</dc:creator>
              <dc:date>2010-09-11T10:09:00</dc:date>
            </office:change-info>
          </text:insertion>
        </text:changed-region>
        <text:changed-region text:id="ct438765840">
          <text:deletion>
            <office:change-info>
              <dc:creator>Bob Jacobsen</dc:creator>
              <dc:date>2010-09-12T12:33:00</dc:date>
            </office:change-info>
            <text:p text:style-name="Standard">This consists simply of a</text:p>
          </text:deletion>
        </text:changed-region>
        <text:changed-region text:id="ct485645744">
          <text:insertion>
            <office:change-info>
              <dc:creator>Bob Jacobsen</dc:creator>
              <dc:date>2010-09-12T12:33:00</dc:date>
            </office:change-info>
          </text:insertion>
        </text:changed-region>
        <text:changed-region text:id="ct438945024">
          <text:insertion>
            <office:change-info>
              <dc:creator>David Harris</dc:creator>
              <dc:date>2010-09-11T10:09:00</dc:date>
            </office:change-info>
          </text:insertion>
        </text:changed-region>
        <text:changed-region text:id="ct461194928">
          <text:insertion>
            <office:change-info>
              <dc:creator>Bob Jacobsen</dc:creator>
              <dc:date>2010-09-12T12:32:00</dc:date>
            </office:change-info>
          </text:insertion>
        </text:changed-region>
        <text:changed-region text:id="ct485697712">
          <text:insertion>
            <office:change-info>
              <dc:creator>David Harris</dc:creator>
              <dc:date>2010-09-11T10:09:00</dc:date>
            </office:change-info>
          </text:insertion>
        </text:changed-region>
        <text:changed-region text:id="ct686528832">
          <text:insertion>
            <office:change-info>
              <dc:creator>Bob Jacobsen</dc:creator>
              <dc:date>2010-09-12T12:32:00</dc:date>
            </office:change-info>
          </text:insertion>
        </text:changed-region>
        <text:changed-region text:id="ct461757456">
          <text:insertion>
            <office:change-info>
              <dc:creator>Bob Jacobsen</dc:creator>
              <dc:date>2010-09-12T12:33:00</dc:date>
            </office:change-info>
          </text:insertion>
        </text:changed-region>
        <text:changed-region text:id="ct877155200">
          <text:insertion>
            <office:change-info>
              <dc:creator>David Harris</dc:creator>
              <dc:date>2010-09-11T10:09:00</dc:date>
            </office:change-info>
          </text:insertion>
        </text:changed-region>
        <text:changed-region text:id="ct485686768">
          <text:insertion>
            <office:change-info>
              <dc:creator>Bob Jacobsen</dc:creator>
              <dc:date>2010-09-12T12:32:00</dc:date>
            </office:change-info>
          </text:insertion>
        </text:changed-region>
        <text:changed-region text:id="ct486124080">
          <text:insertion>
            <office:change-info>
              <dc:creator>David Harris</dc:creator>
              <dc:date>2010-09-11T10:09:00</dc:date>
            </office:change-info>
          </text:insertion>
        </text:changed-region>
        <text:changed-region text:id="ct686016160">
          <text:deletion>
            <office:change-info>
              <dc:creator>Bob Jacobsen</dc:creator>
              <dc:date>2010-09-12T12:32:00</dc:date>
            </office:change-info>
            <text:p text:style-name="Standard">  </text:p>
          </text:deletion>
        </text:changed-region>
        <text:changed-region text:id="ct459712608">
          <text:deletion>
            <office:change-info>
              <dc:creator>Bob Jacobsen</dc:creator>
              <dc:date>2010-09-12T12:34:00</dc:date>
            </office:change-info>
            <text:p text:style-name="Standard">, and is the commonest termination scheme</text:p>
          </text:deletion>
        </text:changed-region>
        <text:changed-region text:id="ct460211728">
          <text:insertion>
            <office:change-info>
              <dc:creator>David Harris</dc:creator>
              <dc:date>2010-09-11T10:09:00</dc:date>
            </office:change-info>
          </text:insertion>
        </text:changed-region>
        <text:changed-region text:id="ct686134368">
          <text:deletion>
            <office:change-info>
              <dc:creator>Bob Jacobsen</dc:creator>
              <dc:date>2010-09-12T12:34:00</dc:date>
            </office:change-info>
            <text:p text:style-name="Standard">It main advantage is simplicity. </text:p>
          </text:deletion>
        </text:changed-region>
        <text:changed-region text:id="ct461130848">
          <text:insertion>
            <office:change-info>
              <dc:creator>Bob Jacobsen</dc:creator>
              <dc:date>2010-09-12T12:34:00</dc:date>
            </office:change-info>
          </text:insertion>
        </text:changed-region>
        <text:changed-region text:id="ct880204464">
          <text:insertion>
            <office:change-info>
              <dc:creator>David Harris</dc:creator>
              <dc:date>2010-09-11T10:09:00</dc:date>
            </office:change-info>
          </text:insertion>
        </text:changed-region>
        <text:changed-region text:id="ct863964496">
          <text:insertion>
            <office:change-info>
              <dc:creator>Bob Jacobsen</dc:creator>
              <dc:date>2010-09-12T12:36:00</dc:date>
            </office:change-info>
          </text:insertion>
        </text:changed-region>
        <text:changed-region text:id="ct690183408">
          <text:insertion>
            <office:change-info>
              <dc:creator>David Harris</dc:creator>
              <dc:date>2010-09-11T10:09:00</dc:date>
            </office:change-info>
          </text:insertion>
        </text:changed-region>
        <text:changed-region text:id="ct878677728">
          <text:deletion>
            <office:change-info>
              <dc:creator>Bob Jacobsen</dc:creator>
              <dc:date>2010-09-12T12:34:00</dc:date>
            </office:change-info>
            <text:p text:style-name="Standard">This is simple but also <text:s/>helps balance the two lines. <text:s/></text:p>
          </text:deletion>
        </text:changed-region>
        <text:changed-region text:id="ct690287632">
          <text:insertion>
            <office:change-info>
              <dc:creator>Bob Jacobsen</dc:creator>
              <dc:date>2010-09-12T12:34:00</dc:date>
            </office:change-info>
          </text:insertion>
        </text:changed-region>
        <text:changed-region text:id="ct880349056">
          <text:insertion>
            <office:change-info>
              <dc:creator>Bob Jacobsen</dc:creator>
              <dc:date>2010-09-12T12:35:00</dc:date>
            </office:change-info>
          </text:insertion>
        </text:changed-region>
        <text:changed-region text:id="ct485685776">
          <text:insertion>
            <office:change-info>
              <dc:creator>Bob Jacobsen</dc:creator>
              <dc:date>2010-09-12T12:36:00</dc:date>
            </office:change-info>
          </text:insertion>
        </text:changed-region>
        <text:changed-region text:id="ct880008512">
          <text:insertion>
            <office:change-info>
              <dc:creator>David Harris</dc:creator>
              <dc:date>2010-09-11T10:09:00</dc:date>
            </office:change-info>
          </text:insertion>
        </text:changed-region>
        <text:changed-region text:id="ct686526768">
          <text:deletion>
            <office:change-info>
              <dc:creator>David Harris</dc:creator>
              <dc:date>2010-09-12T13:12:00</dc:date>
            </office:change-info>
            <text:p text:style-name="Standard">yy</text:p>
          </text:deletion>
        </text:changed-region>
        <text:changed-region text:id="ct460784080">
          <text:deletion>
            <office:change-info>
              <dc:creator>Bob Jacobsen</dc:creator>
              <dc:date>2010-09-12T12:37:00</dc:date>
            </office:change-info>
            <text:p text:style-name="Standard">xx</text:p>
          </text:deletion>
        </text:changed-region>
        <text:changed-region text:id="ct879931056">
          <text:insertion>
            <office:change-info>
              <dc:creator>David Harris</dc:creator>
              <dc:date>2010-09-12T13:12:00</dc:date>
            </office:change-info>
          </text:insertion>
        </text:changed-region>
        <text:changed-region text:id="ct460970176">
          <text:insertion>
            <office:change-info>
              <dc:creator>David Harris</dc:creator>
              <dc:date>2010-09-11T10:09:00</dc:date>
            </office:change-info>
          </text:insertion>
        </text:changed-region>
        <text:changed-region text:id="ct686346160">
          <text:deletion>
            <office:change-info>
              <dc:creator>Bob Jacobsen</dc:creator>
              <dc:date>2010-09-12T12:37:00</dc:date>
            </office:change-info>
            <text:p text:style-name="Standard">by other means, </text:p>
          </text:deletion>
        </text:changed-region>
        <text:changed-region text:id="ct879831968">
          <text:insertion>
            <office:change-info>
              <dc:creator>David Harris</dc:creator>
              <dc:date>2010-09-11T10:09:00</dc:date>
            </office:change-info>
          </text:insertion>
        </text:changed-region>
        <text:changed-region text:id="ct450117632">
          <text:insertion>
            <office:change-info>
              <dc:creator>Bob Jacobsen</dc:creator>
              <dc:date>2010-09-12T12:37:00</dc:date>
            </office:change-info>
          </text:insertion>
        </text:changed-region>
        <text:changed-region text:id="ct459929168">
          <text:insertion>
            <office:change-info>
              <dc:creator>David Harris</dc:creator>
              <dc:date>2010-09-11T10:09:00</dc:date>
            </office:change-info>
          </text:insertion>
        </text:changed-region>
        <text:changed-region text:id="ct485541312">
          <text:deletion>
            <office:change-info>
              <dc:creator>Bob Jacobsen</dc:creator>
              <dc:date>2010-09-12T12:37:00</dc:date>
            </office:change-info>
            <text:p text:style-name="Standard">Unfortunately, this may lead to problems if there is a large ground offset between two nodes. <text:s/></text:p>
          </text:deletion>
        </text:changed-region>
        <text:changed-region text:id="ct485233984">
          <text:insertion>
            <office:change-info>
              <dc:creator>Bob Jacobsen</dc:creator>
              <dc:date>2010-09-12T12:37:00</dc:date>
            </office:change-info>
          </text:insertion>
        </text:changed-region>
        <text:changed-region text:id="ct482985120">
          <text:insertion>
            <office:change-info>
              <dc:creator>David Harris</dc:creator>
              <dc:date>2010-09-12T13:09:00</dc:date>
            </office:change-info>
          </text:insertion>
        </text:changed-region>
        <text:changed-region text:id="ct485856208">
          <text:insertion>
            <office:change-info>
              <dc:creator>David Harris</dc:creator>
              <dc:date>2010-09-12T13:10:00</dc:date>
            </office:change-info>
          </text:insertion>
        </text:changed-region>
        <text:changed-region text:id="ct863633456">
          <text:insertion>
            <office:change-info>
              <dc:creator>David Harris</dc:creator>
              <dc:date>2010-09-12T13:11:00</dc:date>
            </office:change-info>
          </text:insertion>
        </text:changed-region>
        <text:changed-region text:id="ct483163488">
          <text:insertion>
            <office:change-info>
              <dc:creator>David Harris</dc:creator>
              <dc:date>2010-09-11T10:09:00</dc:date>
            </office:change-info>
          </text:insertion>
        </text:changed-region>
        <text:changed-region text:id="ct686032192">
          <text:insertion>
            <office:change-info>
              <dc:creator>Bob Jacobsen</dc:creator>
              <dc:date>2010-09-12T12:59:00</dc:date>
            </office:change-info>
          </text:insertion>
        </text:changed-region>
        <text:changed-region text:id="ct504332176">
          <text:insertion>
            <office:change-info>
              <dc:creator>David Harris</dc:creator>
              <dc:date>2010-09-11T10:09:00</dc:date>
            </office:change-info>
          </text:insertion>
        </text:changed-region>
        <text:changed-region text:id="ct485193696">
          <text:deletion>
            <office:change-info>
              <dc:creator>Bob Jacobsen</dc:creator>
              <dc:date>2010-09-12T12:59:00</dc:date>
            </office:change-info>
            <text:p text:style-name="Standard">active</text:p>
          </text:deletion>
        </text:changed-region>
        <text:changed-region text:id="ct863383920">
          <text:insertion>
            <office:change-info>
              <dc:creator>Bob Jacobsen</dc:creator>
              <dc:date>2010-09-12T12:59:00</dc:date>
            </office:change-info>
          </text:insertion>
        </text:changed-region>
        <text:changed-region text:id="ct574197024">
          <text:insertion>
            <office:change-info>
              <dc:creator>David Harris</dc:creator>
              <dc:date>2010-09-11T10:09:00</dc:date>
            </office:change-info>
          </text:insertion>
        </text:changed-region>
        <text:changed-region text:id="ct485349568">
          <text:deletion>
            <office:change-info>
              <dc:creator>Bob Jacobsen</dc:creator>
              <dc:date>2010-09-12T12:59:00</dc:date>
            </office:change-info>
            <text:p text:style-name="Standard">Although theoretically possible, this has not been used on CAN. <text:s/>Note: active termination requires power. </text:p>
          </text:deletion>
        </text:changed-region>
        <text:changed-region text:id="ct686156128">
          <text:insertion>
            <office:change-info>
              <dc:creator>Bob Jacobsen</dc:creator>
              <dc:date>2010-09-12T12:59:00</dc:date>
            </office:change-info>
          </text:insertion>
        </text:changed-region>
        <text:changed-region text:id="ct460750784">
          <text:deletion>
            <office:change-info>
              <dc:creator>Bob Jacobsen</dc:creator>
              <dc:date>2010-09-12T12:59:00</dc:date>
            </office:change-info>
            <text:p text:style-name="Standard"> </text:p>
          </text:deletion>
        </text:changed-region>
        <text:changed-region text:id="ct877666656">
          <text:insertion>
            <office:change-info>
              <dc:creator>Bob Jacobsen</dc:creator>
              <dc:date>2010-09-12T12:59:00</dc:date>
            </office:change-info>
          </text:insertion>
        </text:changed-region>
        <text:changed-region text:id="ct460763888">
          <text:insertion>
            <office:change-info>
              <dc:creator>David Harris</dc:creator>
              <dc:date>2010-09-11T10:09:00</dc:date>
            </office:change-info>
          </text:insertion>
        </text:changed-region>
        <text:changed-region text:id="ct485218048">
          <text:deletion>
            <office:change-info>
              <dc:creator>Bob Jacobsen</dc:creator>
              <dc:date>2010-09-12T12:57:00</dc:date>
            </office:change-info>
            <text:p text:style-name="Standard">This is not appropriate for MRR, since i</text:p>
          </text:deletion>
        </text:changed-region>
        <text:changed-region text:id="ct686493248">
          <text:insertion>
            <office:change-info>
              <dc:creator>Bob Jacobsen</dc:creator>
              <dc:date>2010-09-12T12:57:00</dc:date>
            </office:change-info>
          </text:insertion>
        </text:changed-region>
        <text:changed-region text:id="ct878052416">
          <text:deletion>
            <office:change-info>
              <dc:creator>Bob Jacobsen</dc:creator>
              <dc:date>2010-09-12T12:57:00</dc:date>
            </office:change-info>
            <text:p text:style-name="Standard">t requires a fixed number of nodes.<text:span text:style-name="T1"> </text:span></text:p>
          </text:deletion>
        </text:changed-region>
        <text:changed-region text:id="ct485295104">
          <text:insertion>
            <office:change-info>
              <dc:creator>Bob Jacobsen</dc:creator>
              <dc:date>2010-09-12T12:57:00</dc:date>
            </office:change-info>
          </text:insertion>
        </text:changed-region>
        <text:changed-region text:id="ct686014464">
          <text:insertion>
            <office:change-info>
              <dc:creator>Bob Jacobsen</dc:creator>
              <dc:date>2010-09-12T12:58:00</dc:date>
            </office:change-info>
          </text:insertion>
        </text:changed-region>
        <text:changed-region text:id="ct880758992">
          <text:deletion>
            <office:change-info>
              <dc:creator>Bob Jacobsen</dc:creator>
              <dc:date>2010-09-12T12:58:00</dc:date>
            </office:change-info>
            <text:p text:style-name="P3"><text:s/></text:p>
          </text:deletion>
        </text:changed-region>
        <text:changed-region text:id="ct573818192">
          <text:insertion>
            <office:change-info>
              <dc:creator>Bob Jacobsen</dc:creator>
              <dc:date>2010-09-12T12:58:00</dc:date>
            </office:change-info>
          </text:insertion>
        </text:changed-region>
        <text:changed-region text:id="ct879848976">
          <text:insertion>
            <office:change-info>
              <dc:creator>David Harris</dc:creator>
              <dc:date>2010-09-11T10:09:00</dc:date>
            </office:change-info>
          </text:insertion>
        </text:changed-region>
        <text:changed-region text:id="ct482457520">
          <text:deletion>
            <office:change-info>
              <dc:creator>Bob Jacobsen</dc:creator>
              <dc:date>2010-09-12T12:55:00</dc:date>
            </office:change-info>
            <text:p text:style-name="Standard">Any t</text:p>
          </text:deletion>
        </text:changed-region>
        <text:changed-region text:id="ct450134592">
          <text:insertion>
            <office:change-info>
              <dc:creator>Bob Jacobsen</dc:creator>
              <dc:date>2010-09-12T12:55:00</dc:date>
            </office:change-info>
          </text:insertion>
        </text:changed-region>
        <text:changed-region text:id="ct690275600">
          <text:insertion>
            <office:change-info>
              <dc:creator>David Harris</dc:creator>
              <dc:date>2010-09-11T10:09:00</dc:date>
            </office:change-info>
          </text:insertion>
        </text:changed-region>
        <text:changed-region text:id="ct486181168">
          <text:deletion>
            <office:change-info>
              <dc:creator>Bob Jacobsen</dc:creator>
              <dc:date>2010-09-12T12:55:00</dc:date>
            </office:change-info>
            <text:p text:style-name="Standard">. <text:s/>Obviously, this is based</text:p>
          </text:deletion>
        </text:changed-region>
        <text:changed-region text:id="ct880011056">
          <text:insertion>
            <office:change-info>
              <dc:creator>Bob Jacobsen</dc:creator>
              <dc:date>2010-09-12T12:55:00</dc:date>
            </office:change-info>
          </text:insertion>
        </text:changed-region>
        <text:changed-region text:id="ct686420928">
          <text:insertion>
            <office:change-info>
              <dc:creator>David Harris</dc:creator>
              <dc:date>2010-09-11T10:09:00</dc:date>
            </office:change-info>
          </text:insertion>
        </text:changed-region>
        <text:changed-region text:id="ct459350544">
          <text:deletion>
            <office:change-info>
              <dc:creator>Bob Jacobsen</dc:creator>
              <dc:date>2010-09-12T12:56:00</dc:date>
            </office:change-info>
            <text:p text:style-name="Standard">that</text:p>
          </text:deletion>
        </text:changed-region>
        <text:changed-region text:id="ct462116624">
          <text:insertion>
            <office:change-info>
              <dc:creator>Bob Jacobsen</dc:creator>
              <dc:date>2010-09-12T12:56:00</dc:date>
            </office:change-info>
          </text:insertion>
        </text:changed-region>
        <text:changed-region text:id="ct485193200">
          <text:insertion>
            <office:change-info>
              <dc:creator>David Harris</dc:creator>
              <dc:date>2010-09-11T10:09:00</dc:date>
            </office:change-info>
          </text:insertion>
        </text:changed-region>
        <text:changed-region text:id="ct574001680">
          <text:deletion>
            <office:change-info>
              <dc:creator>Bob Jacobsen</dc:creator>
              <dc:date>2010-09-12T12:56:00</dc:date>
            </office:change-info>
            <text:p text:style-name="Standard"> </text:p>
          </text:deletion>
        </text:changed-region>
        <text:changed-region text:id="ct876299088">
          <text:insertion>
            <office:change-info>
              <dc:creator>David Harris</dc:creator>
              <dc:date>2010-09-11T10:09:00</dc:date>
            </office:change-info>
          </text:insertion>
        </text:changed-region>
        <text:changed-region text:id="ct450607952">
          <text:deletion>
            <office:change-info>
              <dc:creator>Bob Jacobsen</dc:creator>
              <dc:date>2010-09-12T12:56:00</dc:date>
            </office:change-info>
            <text:p text:style-name="Standard">, also provides some  indication of bus health</text:p>
          </text:deletion>
        </text:changed-region>
        <text:changed-region text:id="ct485331232">
          <text:insertion>
            <office:change-info>
              <dc:creator>David Harris</dc:creator>
              <dc:date>2010-09-11T10:09:00</dc:date>
            </office:change-info>
          </text:insertion>
        </text:changed-region>
        <text:changed-region text:id="ct485164512">
          <text:insertion>
            <office:change-info>
              <dc:creator>David Harris</dc:creator>
              <dc:date>2010-09-11T10:38:00</dc:date>
            </office:change-info>
          </text:insertion>
        </text:changed-region>
        <text:changed-region text:id="ct879824800">
          <text:deletion>
            <office:change-info>
              <dc:creator>Bob Jacobsen</dc:creator>
              <dc:date>2010-09-12T12:56:00</dc:date>
            </office:change-info>
            <text:p text:style-name="Standard">, t</text:p>
          </text:deletion>
        </text:changed-region>
        <text:changed-region text:id="ct486214320">
          <text:insertion>
            <office:change-info>
              <dc:creator>Bob Jacobsen</dc:creator>
              <dc:date>2010-09-12T12:56:00</dc:date>
            </office:change-info>
          </text:insertion>
        </text:changed-region>
        <text:changed-region text:id="ct494866832">
          <text:insertion>
            <office:change-info>
              <dc:creator>David Harris</dc:creator>
              <dc:date>2010-09-12T19:59:00</dc:date>
            </office:change-info>
          </text:insertion>
        </text:changed-region>
        <text:changed-region text:id="ct494866928">
          <text:insertion>
            <office:change-info>
              <dc:creator>Bob Jacobsen</dc:creator>
              <dc:date>2010-09-12T12:56:00</dc:date>
            </office:change-info>
          </text:insertion>
        </text:changed-region>
        <text:changed-region text:id="ct573949584">
          <text:insertion>
            <office:change-info>
              <dc:creator>David Harris</dc:creator>
              <dc:date>2010-09-11T10:38:00</dc:date>
            </office:change-info>
          </text:insertion>
        </text:changed-region>
        <text:changed-region text:id="ct460039040">
          <text:insertion>
            <office:change-info>
              <dc:creator>David Harris</dc:creator>
              <dc:date>2010-09-11T10:40:00</dc:date>
            </office:change-info>
          </text:insertion>
        </text:changed-region>
        <text:changed-region text:id="ct460766240">
          <text:insertion>
            <office:change-info>
              <dc:creator>David Harris</dc:creator>
              <dc:date>2010-09-11T10:41:00</dc:date>
            </office:change-info>
          </text:insertion>
        </text:changed-region>
        <text:changed-region text:id="ct875639776">
          <text:insertion>
            <office:change-info>
              <dc:creator>Bob Jacobsen</dc:creator>
              <dc:date>2010-09-12T12:56:00</dc:date>
            </office:change-info>
          </text:insertion>
        </text:changed-region>
        <text:changed-region text:id="ct485856080">
          <text:insertion>
            <office:change-info>
              <dc:creator>David Harris</dc:creator>
              <dc:date>2010-09-11T22:42:00</dc:date>
            </office:change-info>
          </text:insertion>
        </text:changed-region>
        <text:changed-region text:id="ct573877248">
          <text:insertion>
            <office:change-info>
              <dc:creator>Bob Jacobsen</dc:creator>
              <dc:date>2010-09-11T18:23:00</dc:date>
            </office:change-info>
          </text:insertion>
        </text:changed-region>
        <text:changed-region text:id="ct486081104">
          <text:deletion>
            <office:change-info>
              <dc:creator>Bob Jacobsen</dc:creator>
              <dc:date>2010-09-11T20:27:00</dc:date>
            </office:change-info>
            <text:p text:style-name="Standard">.</text:p>
          </text:deletion>
        </text:changed-region>
        <text:changed-region text:id="ct504208320">
          <text:insertion>
            <office:change-info>
              <dc:creator>Bob Jacobsen</dc:creator>
              <dc:date>2010-09-11T18:23:00</dc:date>
            </office:change-info>
          </text:insertion>
        </text:changed-region>
        <text:changed-region text:id="ct485331776">
          <text:deletion>
            <office:change-info>
              <dc:creator>Bob Jacobsen</dc:creator>
              <dc:date>2010-09-11T20:37:00</dc:date>
            </office:change-info>
            <text:p text:style-name="Standard">type of transmission media</text:p>
          </text:deletion>
        </text:changed-region>
        <text:changed-region text:id="ct460866800">
          <text:insertion>
            <office:change-info>
              <dc:creator>Bob Jacobsen</dc:creator>
              <dc:date>2010-09-11T20:37:00</dc:date>
            </office:change-info>
          </text:insertion>
        </text:changed-region>
        <text:changed-region text:id="ct880732608">
          <text:insertion>
            <office:change-info>
              <dc:creator>Bob Jacobsen</dc:creator>
              <dc:date>2010-09-11T18:23:00</dc:date>
            </office:change-info>
          </text:insertion>
        </text:changed-region>
        <text:changed-region text:id="ct459558624">
          <text:insertion>
            <office:change-info>
              <dc:creator>Bob Jacobsen</dc:creator>
              <dc:date>2010-09-11T18:24:00</dc:date>
            </office:change-info>
          </text:insertion>
        </text:changed-region>
        <text:changed-region text:id="ct485690288">
          <text:insertion>
            <office:change-info>
              <dc:creator>Bob Jacobsen</dc:creator>
              <dc:date>2010-09-11T18:25:00</dc:date>
            </office:change-info>
          </text:insertion>
        </text:changed-region>
        <text:changed-region text:id="ct461194528">
          <text:insertion>
            <office:change-info>
              <dc:creator>Bob Jacobsen</dc:creator>
              <dc:date>2010-09-11T18:26:00</dc:date>
            </office:change-info>
          </text:insertion>
        </text:changed-region>
        <text:changed-region text:id="ct880461040">
          <text:insertion>
            <office:change-info>
              <dc:creator>Bob Jacobsen</dc:creator>
              <dc:date>2010-09-11T18:33:00</dc:date>
            </office:change-info>
          </text:insertion>
        </text:changed-region>
        <text:changed-region text:id="ct880737120">
          <text:insertion>
            <office:change-info>
              <dc:creator>Bob Jacobsen</dc:creator>
              <dc:date>2010-09-11T18:27:00</dc:date>
            </office:change-info>
          </text:insertion>
        </text:changed-region>
        <text:changed-region text:id="ct573950016">
          <text:insertion>
            <office:change-info>
              <dc:creator>Bob Jacobsen</dc:creator>
              <dc:date>2010-09-11T18:28:00</dc:date>
            </office:change-info>
          </text:insertion>
        </text:changed-region>
        <text:changed-region text:id="ct450793376">
          <text:insertion>
            <office:change-info>
              <dc:creator>Bob Jacobsen</dc:creator>
              <dc:date>2010-09-11T18:29:00</dc:date>
            </office:change-info>
          </text:insertion>
        </text:changed-region>
        <text:changed-region text:id="ct880478224">
          <text:insertion>
            <office:change-info>
              <dc:creator>Bob Jacobsen</dc:creator>
              <dc:date>2010-09-11T18:34:00</dc:date>
            </office:change-info>
          </text:insertion>
        </text:changed-region>
        <text:changed-region text:id="ct880754784">
          <text:insertion>
            <office:change-info>
              <dc:creator>Bob Jacobsen</dc:creator>
              <dc:date>2010-09-11T18:35:00</dc:date>
            </office:change-info>
          </text:insertion>
        </text:changed-region>
        <text:changed-region text:id="ct51781680">
          <text:insertion>
            <office:change-info>
              <dc:creator>Bob Jacobsen</dc:creator>
              <dc:date>2010-09-11T18:34:00</dc:date>
            </office:change-info>
          </text:insertion>
        </text:changed-region>
        <text:changed-region text:id="ct504219872">
          <text:insertion>
            <office:change-info>
              <dc:creator>Bob Jacobsen</dc:creator>
              <dc:date>2010-09-11T18:35:00</dc:date>
            </office:change-info>
          </text:insertion>
        </text:changed-region>
        <text:changed-region text:id="ct690273808">
          <text:insertion>
            <office:change-info>
              <dc:creator>Bob Jacobsen</dc:creator>
              <dc:date>2010-09-11T18:42:00</dc:date>
            </office:change-info>
          </text:insertion>
        </text:changed-region>
        <text:changed-region text:id="ct460911728">
          <text:insertion>
            <office:change-info>
              <dc:creator>Bob Jacobsen</dc:creator>
              <dc:date>2010-09-11T18:45:00</dc:date>
            </office:change-info>
          </text:insertion>
        </text:changed-region>
        <text:changed-region text:id="ct485650240">
          <text:insertion>
            <office:change-info>
              <dc:creator>Bob Jacobsen</dc:creator>
              <dc:date>2010-09-11T18:43:00</dc:date>
            </office:change-info>
          </text:insertion>
        </text:changed-region>
        <text:changed-region text:id="ct486246400">
          <text:insertion>
            <office:change-info>
              <dc:creator>Bob Jacobsen</dc:creator>
              <dc:date>2010-09-11T18:45:00</dc:date>
            </office:change-info>
          </text:insertion>
        </text:changed-region>
        <text:changed-region text:id="ct867696048">
          <text:insertion>
            <office:change-info>
              <dc:creator>Bob Jacobsen</dc:creator>
              <dc:date>2010-09-11T18:49:00</dc:date>
            </office:change-info>
          </text:insertion>
        </text:changed-region>
        <text:changed-region text:id="ct485652336">
          <text:insertion>
            <office:change-info>
              <dc:creator>Bob Jacobsen</dc:creator>
              <dc:date>2010-09-11T19:09:00</dc:date>
            </office:change-info>
          </text:insertion>
        </text:changed-region>
        <text:changed-region text:id="ct880754208">
          <text:insertion>
            <office:change-info>
              <dc:creator>Bob Jacobsen</dc:creator>
              <dc:date>2010-09-11T19:10:00</dc:date>
            </office:change-info>
          </text:insertion>
        </text:changed-region>
        <text:changed-region text:id="ct879947072">
          <text:insertion>
            <office:change-info>
              <dc:creator>Bob Jacobsen</dc:creator>
              <dc:date>2010-09-11T18:49:00</dc:date>
            </office:change-info>
          </text:insertion>
        </text:changed-region>
        <text:changed-region text:id="ct880243952">
          <text:insertion>
            <office:change-info>
              <dc:creator>Bob Jacobsen</dc:creator>
              <dc:date>2010-09-11T18:50:00</dc:date>
            </office:change-info>
          </text:insertion>
        </text:changed-region>
        <text:changed-region text:id="ct686501360">
          <text:insertion>
            <office:change-info>
              <dc:creator>Bob Jacobsen</dc:creator>
              <dc:date>2010-09-11T18:49:00</dc:date>
            </office:change-info>
          </text:insertion>
        </text:changed-region>
        <text:changed-region text:id="ct686407232">
          <text:insertion>
            <office:change-info>
              <dc:creator>Bob Jacobsen</dc:creator>
              <dc:date>2010-09-11T19:00:00</dc:date>
            </office:change-info>
          </text:insertion>
        </text:changed-region>
        <text:changed-region text:id="ct686333296">
          <text:insertion>
            <office:change-info>
              <dc:creator>Bob Jacobsen</dc:creator>
              <dc:date>2010-09-11T18:50:00</dc:date>
            </office:change-info>
          </text:insertion>
        </text:changed-region>
        <text:changed-region text:id="ct573948032">
          <text:insertion>
            <office:change-info>
              <dc:creator>Bob Jacobsen</dc:creator>
              <dc:date>2010-09-11T18:51:00</dc:date>
            </office:change-info>
          </text:insertion>
        </text:changed-region>
        <text:changed-region text:id="ct686265248">
          <text:insertion>
            <office:change-info>
              <dc:creator>Bob Jacobsen</dc:creator>
              <dc:date>2010-09-11T18:50:00</dc:date>
            </office:change-info>
          </text:insertion>
        </text:changed-region>
        <text:changed-region text:id="ct482700416">
          <text:insertion>
            <office:change-info>
              <dc:creator>Bob Jacobsen</dc:creator>
              <dc:date>2010-09-11T18:52:00</dc:date>
            </office:change-info>
          </text:insertion>
        </text:changed-region>
        <text:changed-region text:id="ct483157168">
          <text:insertion>
            <office:change-info>
              <dc:creator>Bob Jacobsen</dc:creator>
              <dc:date>2010-09-11T18:50:00</dc:date>
            </office:change-info>
          </text:insertion>
        </text:changed-region>
        <text:changed-region text:id="ct450609856">
          <text:insertion>
            <office:change-info>
              <dc:creator>Bob Jacobsen</dc:creator>
              <dc:date>2010-09-11T18:53:00</dc:date>
            </office:change-info>
          </text:insertion>
        </text:changed-region>
        <text:changed-region text:id="ct686129856">
          <text:insertion>
            <office:change-info>
              <dc:creator>Bob Jacobsen</dc:creator>
              <dc:date>2010-09-11T18:54:00</dc:date>
            </office:change-info>
          </text:insertion>
        </text:changed-region>
        <text:changed-region text:id="ct573686912">
          <text:insertion>
            <office:change-info>
              <dc:creator>Bob Jacobsen</dc:creator>
              <dc:date>2010-09-11T18:50:00</dc:date>
            </office:change-info>
          </text:insertion>
        </text:changed-region>
        <text:changed-region text:id="ct460782368">
          <text:insertion>
            <office:change-info>
              <dc:creator>Bob Jacobsen</dc:creator>
              <dc:date>2010-09-11T18:53:00</dc:date>
            </office:change-info>
          </text:insertion>
        </text:changed-region>
        <text:changed-region text:id="ct483173136">
          <text:insertion>
            <office:change-info>
              <dc:creator>Bob Jacobsen</dc:creator>
              <dc:date>2010-09-11T18:50:00</dc:date>
            </office:change-info>
          </text:insertion>
        </text:changed-region>
        <text:changed-region text:id="ct486035152">
          <text:insertion>
            <office:change-info>
              <dc:creator>Bob Jacobsen</dc:creator>
              <dc:date>2010-09-11T19:01:00</dc:date>
            </office:change-info>
          </text:insertion>
        </text:changed-region>
        <text:changed-region text:id="ct461172624">
          <text:insertion>
            <office:change-info>
              <dc:creator>Bob Jacobsen</dc:creator>
              <dc:date>2010-09-11T18:35:00</dc:date>
            </office:change-info>
          </text:insertion>
        </text:changed-region>
        <text:changed-region text:id="ct880509840">
          <text:insertion>
            <office:change-info>
              <dc:creator>Bob Jacobsen</dc:creator>
              <dc:date>2010-09-11T19:15:00</dc:date>
            </office:change-info>
          </text:insertion>
        </text:changed-region>
        <text:changed-region text:id="ct880683584">
          <text:insertion>
            <office:change-info>
              <dc:creator>Bob Jacobsen</dc:creator>
              <dc:date>2010-09-11T18:35:00</dc:date>
            </office:change-info>
          </text:insertion>
        </text:changed-region>
        <text:changed-region text:id="ct461116544">
          <text:insertion>
            <office:change-info>
              <dc:creator>Bob Jacobsen</dc:creator>
              <dc:date>2010-09-11T19:14:00</dc:date>
            </office:change-info>
          </text:insertion>
        </text:changed-region>
        <text:changed-region text:id="ct880305376">
          <text:insertion>
            <office:change-info>
              <dc:creator>Bob Jacobsen</dc:creator>
              <dc:date>2010-09-11T18:35:00</dc:date>
            </office:change-info>
          </text:insertion>
        </text:changed-region>
        <text:changed-region text:id="ct690706592">
          <text:insertion>
            <office:change-info>
              <dc:creator>Bob Jacobsen</dc:creator>
              <dc:date>2010-09-11T18:45:00</dc:date>
            </office:change-info>
          </text:insertion>
        </text:changed-region>
        <text:changed-region text:id="ct461066288">
          <text:insertion>
            <office:change-info>
              <dc:creator>Bob Jacobsen</dc:creator>
              <dc:date>2010-09-11T18:35:00</dc:date>
            </office:change-info>
          </text:insertion>
        </text:changed-region>
        <text:changed-region text:id="ct459458128">
          <text:deletion>
            <office:change-info>
              <dc:creator>Bob Jacobsen</dc:creator>
              <dc:date>2010-09-11T19:26:00</dc:date>
            </office:change-info>
            <text:p text:style-name="Standard">http://www.st.com/stonline/books/ascii/docs/5637.htm</text:p>
          </text:deletion>
        </text:changed-region>
        <text:changed-region text:id="ct461083696">
          <text:insertion>
            <office:change-info>
              <dc:creator>Bob Jacobsen</dc:creator>
              <dc:date>2010-09-11T18:35:00</dc:date>
            </office:change-info>
          </text:insertion>
        </text:changed-region>
        <text:changed-region text:id="ct573611200">
          <text:insertion>
            <office:change-info>
              <dc:creator>Bob Jacobsen</dc:creator>
              <dc:date>2010-09-11T18:54:00</dc:date>
            </office:change-info>
          </text:insertion>
        </text:changed-region>
        <text:changed-region text:id="ct690657040">
          <text:insertion>
            <office:change-info>
              <dc:creator>Bob Jacobsen</dc:creator>
              <dc:date>2010-09-11T18:55:00</dc:date>
            </office:change-info>
          </text:insertion>
        </text:changed-region>
        <text:changed-region text:id="ct485178752">
          <text:insertion>
            <office:change-info>
              <dc:creator>Bob Jacobsen</dc:creator>
              <dc:date>2010-09-11T18:57:00</dc:date>
            </office:change-info>
          </text:insertion>
        </text:changed-region>
        <text:changed-region text:id="ct482802400">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change-start text:change-id="ct450771280"/>Introduction<text:change-end text:change-id="ct450771280"/></text:h>
      <text:p text:style-name="Standard">This Technical Note contains informative discussion and background for the corresponding S<text:change text:change-id="ct879787808"/><text:change-start text:change-id="ct690101808"/> <text:change-end text:change-id="ct690101808"/>9.x.1 Standard. This Technical Note is not normative in any way.<text:change-start text:change-id="ct450602256"/></text:p>
      <text:h text:style-name="Heading_20_1" text:outline-level="1">Annotations to the Standa<text:change-end text:change-id="ct450602256"/><text:change-start text:change-id="ct878678736"/>rd</text:h>
      <text:p text:style-name="Standard">This section provides background information on corresponding sections of the S 9.x.1 Standard document.<text:change-end text:change-id="ct878678736"/></text:p>
      <text:h text:style-name="Heading_20_2" text:outline-level="2">Intended Use</text:h>
      <text:p text:style-name="Standard">The<text:change-start text:change-id="ct459710768"/> Standard discusses single CAN segments, and is silent on interconnecting multiple segments. <text:s/><text:change-end text:change-id="ct459710768"/><text:change text:change-id="ct486426240"/><text:change-start text:change-id="ct877695248"/>For more discussion of options for<text:change-end text:change-id="ct877695248"/><text:change-start text:change-id="ct468620096"/> interconnection, see the “Repeaters, Bridges and Gateways” section below.<text:change-end text:change-id="ct468620096"/><text:change-start text:change-id="ct450651280"/></text:p>
      <text:p text:style-name="Standard"><text:change-end text:change-id="ct450651280"/><text:change text:change-id="ct880480896"/><text:change-start text:change-id="ct880633136"/><text:span text:style-name="T9">The Standard does not </text:span><text:change-end text:change-id="ct880633136"/>discuss CAN terminators<text:change text:change-id="ct485258320"/> because they're discussed in detail in the CAN <text:change text:change-id="ct686424752"/><text:change-start text:change-id="ct690635120"/>literature<text:change-end text:change-id="ct690635120"/>. <text:change text:change-id="ct485274240"/><text:change-start text:change-id="ct442501920"/>See the “Termination” section below for more discussion.<text:change-end text:change-id="ct442501920"/></text:p>
      <text:h text:style-name="Heading_20_2" text:outline-level="2">References and Context</text:h>
      <text:p text:style-name="Standard">NMRA conformance testing is simplified when it can be done by referring to vendor documentation, rather than requiring specific tests of parameters. <text:s/>The <text:change text:change-id="ct690663440"/><text:change-start text:change-id="ct880555088"/>S<text:change-end text:change-id="ct880555088"/>tandard therefore refers to other to existing standards, where possible, instead of repeating the information here.</text:p>
      <text:h text:style-name="Heading_20_2" text:outline-level="2">Physical Interconnection</text:h>
      <text:p text:style-name="Standard"><text:change text:change-id="ct880503168"/><text:change-start text:change-id="ct460748688"/>The Standard envisions <text:change-end text:change-id="ct460748688"/>two basic kinds of nodes: <text:s text:c="2"/>Board with 2 connectors and box with a pig-tail cable, e.g. a handheld throttle. <text:s/><text:change text:change-id="ct459557520"/><text:change-start text:change-id="ct880594192"/>At the same time, the Standard should not <text:change-end text:change-id="ct880594192"/>rule out e.g. a board with two connectors and three pig-tails for attaching throttles, or anything else, hence the somewhat complex wording in this section.</text:p>
      <text:p text:style-name="Standard">The assignments to particular colors are for information only. These are the colors that users will encounter in the two popular ways of wiring commercial cables. <text:s/><text:change text:change-id="ct880590624"/><text:change-start text:change-id="ct450639328"/>When <text:change-end text:change-id="ct450639328"/>building a product using commercial cable, using one of these two color codes will reduce confusion, but most NMRAnet users will never need to refer to the colors in their cables.</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discussion of connecting in parallel is to make sure that all 8 wires go through a board, whether it's got connectors, pig-tail cables or a combination of the two, so long as it's got more than one connection to other nodes.</text:p>
      <text:p text:style-name="Standard"><text:change text:change-id="ct880713936"/><text:change-start text:change-id="ct690277024"/><text:span text:style-name="T9">The</text:span> requirement to have all<text:change-end text:change-id="ct690277024"/> <text:change text:change-id="ct863157008"/><text:change-start text:change-id="ct878602176"/>eight<text:change-end text:change-id="ct878602176"/> wires present <text:change-start text:change-id="ct879850624"/>is <text:change-end text:change-id="ct879850624"/>so people can add power later, or <text:change text:change-id="ct574060944"/><text:change-start text:change-id="ct880674784"/>an upd<text:change-end text:change-id="ct880674784"/><text:change-start text:change-id="ct690095184"/>ated Standard<text:change-end text:change-id="ct690095184"/> can define the reserved conductors later, and still use them. The 1A <text:change-start text:change-id="ct874404768"/>requirement <text:change-end text:change-id="ct874404768"/>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text:change text:change-id="ct574062128"/><text:change-start text:change-id="ct690485792"/>a conforming<text:change-end text:change-id="ct690485792"/> <text:change text:change-id="ct879807104"/><text:change-start text:change-id="ct878056688"/>device<text:change-end text:change-id="ct878056688"/> is providing power and has e.g. two jacks, <text:change text:change-id="ct485187888"/><text:change-start text:change-id="ct686505040"/>the device can <text:change-end text:change-id="ct686505040"/>either connect them together and provide a max of 0.5A to both combined, or separately power them up to 0.5A each. This is the only case where a conductor doesn't have to pass through the board as a continuous electrical circuit. Note that this means that <text:change text:change-id="ct878561840"/><text:change-start text:change-id="ct486276448"/>the devic<text:change-end text:change-id="ct486276448"/><text:change-start text:change-id="ct486508784"/>e<text:change-end text:change-id="ct486508784"/> has to provide power, however; if providing power is an option, not always present, <text:change text:change-id="ct450792944"/><text:change-start text:change-id="ct485205744"/>the device<text:change-end text:change-id="ct485205744"/> should connect conductor 8 across the board to ensure that downstream nodes aren't cut off from power when it's not provided by <text:change text:change-id="ct460952608"/><text:change-start text:change-id="ct685951376"/>the device<text:change-end text:change-id="ct685951376"/>.</text:p>
      <text:p text:style-name="Standard">The 100V requirement on the reserved conductors is also there to make sure that when <text:change text:change-id="ct878424176"/><text:change-start text:change-id="ct875804176"/>a use if defined for them late<text:change-end text:change-id="ct875804176"/>, <text:change text:change-id="ct483066240"/><text:change-start text:change-id="ct482805536"/>it<text:change-end text:change-id="ct482805536"/> do<text:change-start text:change-id="ct460991280"/>es<text:change-end text:change-id="ct460991280"/>n't blow up existing installations. The goal is to have all existing installations be able to move to newly-defined uses without having to retrofit cables nor non-involved nodes.</text:p>
      <text:p text:style-name="Standard"><text:change text:change-id="ct880025408"/><text:change-start text:change-id="ct573926784"/>T<text:change-end text:change-id="ct573926784"/>o use the reserved conductors for experimental purposes, <text:change text:change-id="ct686025744"/><text:change-start text:change-id="ct880042112"/>consider<text:change-end text:change-id="ct880042112"/> using jumpers (fixed or movable) for making connections to the conductors and/or splitting the reserved conductors between connectors so that <text:change text:change-id="ct459331664"/><text:change-start text:change-id="ct442695840"/>the user<text:change-end text:change-id="ct442695840"/> can restore normal usage later, should some other use be defined for <text:change text:change-id="ct877321600"/><text:change-start text:change-id="ct464528624"/>the reserved conductors<text:change-end text:change-id="ct464528624"/>.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4">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ext:change text:change-id="ct877681584"/><text:change-start text:change-id="ct459327424"/>The Standard is wr<text:change-end text:change-id="ct459327424"/><text:change-start text:change-id="ct880241168"/>itten to <text:change-end text:change-id="ct880241168"/><text:change text:change-id="ct459824560"/><text:change-start text:change-id="ct573760064"/>allow<text:change-end text:change-id="ct573760064"/> nodes <text:change text:change-id="ct880749104"/><text:change-start text:change-id="ct442756672"/>to<text:change-end text:change-id="ct442756672"/>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text:change text:change-id="ct461117328"/><text:change-start text:change-id="ct485321344"/> i<text:change-end text:change-id="ct485321344"/>s not required that<text:change text:change-id="ct486150000"/><text:change-start text:change-id="ct686268912"/> power<text:change-end text:change-id="ct686268912"/> comes from a NMRAnet node itself.</text:p>
      <text:p text:style-name="Standard"><text:soft-page-break/>Note that <text:span text:style-name="T14">the</text:span> standard permits, but does not require, connecting the CAN signal ground on conductors 3 &amp; 6 with the PWR_NEG power distribution ground on conductor 7. <text:change text:change-id="ct880069376"/><text:change-start text:change-id="ct880731168"/>P<text:change-end text:change-id="ct880731168"/>ower-supplying and power-consuming boards <text:change text:change-id="ct485308064"/><text:change-start text:change-id="ct450715088"/>can<text:change-end text:change-id="ct450715088"/>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text:change-start text:change-id="ct878523920"/>a filtered connection, <text:change-end text:change-id="ct878523920"/>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439112384"/></text:p>
      <text:h text:style-name="Heading_20_1" text:outline-level="1">Termination</text:h>
      <text:p text:style-name="Standard"><text:change-end text:change-id="ct439112384"/><text:change-start text:change-id="ct438602592"/> <text:change-end text:change-id="ct438602592"/><text:change text:change-id="ct450766944"/><text:change-start text:change-id="ct465104112"/>The CAN specification (ISO11898-<text:change-end text:change-id="ct465104112"/><text:change-start text:change-id="ct504140576"/>2 section <text:change-end text:change-id="ct504140576"/><text:change-start text:change-id="ct690265264"/>7.1 and section 7.5.2<text:change-end text:change-id="ct690265264"/><text:change text:change-id="ct690671488"/><text:change-start text:change-id="ct574028896"/>) specifies using a bus termination of <text:change-end text:change-id="ct574028896"/><text:change-start text:change-id="ct460555952"/>120±10 ohms located at each end of the bus.<text:change-end text:change-id="ct460555952"/><text:change text:change-id="ct879936400"/><text:change-start text:change-id="ct438353248"/>. <text:s/>Several alternate termination schemes have been proposed in the literature (see references), and these alternatives are discussed below.    </text:p>
      <text:h text:style-name="P26" text:outline-level="2">Methods</text:h>
      <text:h text:style-name="P27" text:outline-level="3">Passive single resistor:  </text:h>
      <text:p text:style-name="Standard"><text:change-end text:change-id="ct438353248"/><text:change text:change-id="ct438765840"/><text:change-start text:change-id="ct485645744"/>A single<text:change-end text:change-id="ct485645744"/><text:change-start text:change-id="ct438945024"/> 120<text:change-end text:change-id="ct438945024"/><text:change-start text:change-id="ct461194928"/><text:span text:style-name="T2">±</text:span><text:span text:style-name="T12">10</text:span><text:change-end text:change-id="ct461194928"/><text:change-start text:change-id="ct485697712"/> ohm <text:change-end text:change-id="ct485697712"/><text:change-start text:change-id="ct686528832"/>resistor <text:change-end text:change-id="ct686528832"/><text:change-start text:change-id="ct461757456"/>of ¼ watt or more capacity can <text:change-end text:change-id="ct461757456"/><text:change-start text:change-id="ct877155200"/>connected <text:change-end text:change-id="ct877155200"/><text:change-start text:change-id="ct485686768"/>b<text:change-end text:change-id="ct485686768"/><text:change-start text:change-id="ct486124080"/>etween CAN-H and CAN-L<text:change-end text:change-id="ct486124080"/><text:change text:change-id="ct686016160"/><text:change text:change-id="ct459712608"/><text:change-start text:change-id="ct460211728"/>. <text:s/><text:change-end text:change-id="ct460211728"/><text:change text:change-id="ct686134368"/><text:change-start text:change-id="ct461130848"/>This approach has the advantage of simplicity.<text:change-end text:change-id="ct461130848"/><text:change-start text:change-id="ct880204464"/> </text:p>
      <text:h text:style-name="P27" text:outline-level="3">Passive split resistors bypassed to ground: </text:h>
      <text:p text:style-name="Standard">This consists of the CAN-L and CAN-H lines being connected by two 60 ohm resistors in series, with their common connected via a capacitor to ground. <text:s/><text:change-end text:change-id="ct880204464"/><text:change-start text:change-id="ct863964496"/>This provides a bypass to ground for common mode noise.<text:change-end text:change-id="ct863964496"/><text:change-start text:change-id="ct690183408"/> <text:change-end text:change-id="ct690183408"/><text:change text:change-id="ct878677728"/><text:change-start text:change-id="ct690287632"/>The tolera<text:change-end text:change-id="ct690287632"/><text:change-start text:change-id="ct880349056"/>nce on the individual resistor values is significantly tighter than on their total resistance. <text:change-end text:change-id="ct880349056"/><text:change-start text:change-id="ct485685776"/>(ref xx)<text:change-end text:change-id="ct485685776"/><text:change-start text:change-id="ct880008512"/></text:p>
      <text:h text:style-name="P27" text:outline-level="3">Biased split termination: </text:h>
      <text:p text:style-name="Standard">As in (2), but the common of the resistors is also tied to a fixed voltage. This can be to nominal 2.5V via a voltage divider (ref <text:change-end text:change-id="ct880008512"/><text:change text:change-id="ct686526768"/><text:change text:change-id="ct460784080"/><text:change-start text:change-id="ct879931056"/>http://ww1.microchip.com/downloads/en/AppNotes/00228a.pdf<text:change-end text:change-id="ct879931056"/><text:change-start text:change-id="ct460970176"/>), or <text:change-end text:change-id="ct460970176"/><text:change text:change-id="ct686346160"/><text:change-start text:change-id="ct879831968"/>by using a voltage reference<text:change-end text:change-id="ct879831968"/><text:change-start text:change-id="ct450117632"/> (ref zz)<text:change-end text:change-id="ct450117632"/><text:change-start text:change-id="ct459929168"/>. <text:s/><text:change-end text:change-id="ct459929168"/><text:change text:change-id="ct485541312"/><text:change-start text:change-id="ct485233984"/>(need a balanced discussion of pros and cons here)<text:change-end text:change-id="ct485233984"/><text:change-start text:change-id="ct482985120"/> <text:s/>If there is a <text:change-end text:change-id="ct482985120"/><text:change-start text:change-id="ct485856208"/>significant offset of ground between two nodes, then this offset will be transmitted to the CAN lines an<text:change-end text:change-id="ct485856208"/><text:change-start text:change-id="ct863633456"/>d subsequent degradation of common-mode rejection. <text:s/><text:change-end text:change-id="ct863633456"/><text:change-start text:change-id="ct483163488"/></text:p>
      <text:h text:style-name="P27" text:outline-level="3"><text:soft-page-break/>Active termination: </text:h>
      <text:p text:style-name="Standard">This termination is accomplished by using active elements, such as transistors or op-amps<text:change-end text:change-id="ct483163488"/><text:change-start text:change-id="ct686032192"/>,<text:change-end text:change-id="ct686032192"/><text:change-start text:change-id="ct504332176"/> to  actively drive the bus to its <text:change-end text:change-id="ct504332176"/><text:change text:change-id="ct485193696"/><text:change-start text:change-id="ct863383920"/>proper<text:change-end text:change-id="ct863383920"/><text:change-start text:change-id="ct574197024"/> state. <text:s text:c="2"/><text:change-end text:change-id="ct574197024"/><text:change text:change-id="ct485349568"/><text:change-start text:change-id="ct686156128"/>Because of the recessive component of the ISO 11898-2 CAN <text:change-end text:change-id="ct686156128"/><text:change text:change-id="ct460750784"/><text:change-start text:change-id="ct877666656"/>signal, this form of termination is not appropriate.<text:change-end text:change-id="ct877666656"/><text:change-start text:change-id="ct460763888"/></text:p>
      <text:h text:style-name="Heading_20_3" text:outline-level="3"><text:span text:style-name="T11">Distributed termination:</text:span><text:span text:style-name="T11"> </text:span></text:h>
      <text:p text:style-name="Standard"><text:change-end text:change-id="ct460763888"/><text:change text:change-id="ct485218048"/><text:change-start text:change-id="ct686493248"/>This technique require<text:change-end text:change-id="ct686493248"/><text:change text:change-id="ct878052416"/><text:change-start text:change-id="ct485295104"/>s a fixed number of custom-impedance nodes, and is therefore not suitable for model railroad app<text:change-end text:change-id="ct485295104"/><text:change-start text:change-id="ct686014464"/>lications that are based on multiple ad-hoc networks made fr<text:change-end text:change-id="ct686014464"/><text:change text:change-id="ct880758992"/><text:change-start text:change-id="ct573818192"/>om standard components.<text:change-end text:change-id="ct573818192"/><text:change-start text:change-id="ct879848976"/></text:p>
      <text:h text:style-name="P26" text:outline-level="2">Placement:   </text:h>
      <text:p text:style-name="Standard"><text:change-end text:change-id="ct879848976"/><text:change text:change-id="ct482457520"/><text:change-start text:change-id="ct450134592"/>T<text:change-end text:change-id="ct450134592"/><text:change-start text:change-id="ct690275600"/>ermination can be supplied as a on-board option, or as a terminator- connector<text:change-end text:change-id="ct690275600"/><text:change text:change-id="ct486181168"/><text:change-start text:change-id="ct880011056"/> depending<text:change-end text:change-id="ct880011056"/><text:change-start text:change-id="ct686420928"/> on the preferences of the manufacturer and  users. Using terminator-plugs would seem to provide the maximum flexibility.  However, as long as on-board termination is de-selectable, flexibility is  maintained. Manufacturers may want to provide a special termination node <text:change-end text:change-id="ct686420928"/><text:change text:change-id="ct459350544"/><text:change-start text:change-id="ct462116624"/>to provide some  indication of bus health<text:change-end text:change-id="ct462116624"/><text:change-start text:change-id="ct485193200"/> <text:change-end text:change-id="ct485193200"/><text:change text:change-id="ct574001680"/><text:change-start text:change-id="ct876299088"/>as well as providing passive termination<text:change-end text:change-id="ct876299088"/><text:change text:change-id="ct450607952"/><text:change-start text:change-id="ct485331232"/>.  <text:change-end text:change-id="ct485331232"/><text:change-start text:change-id="ct485164512"/></text:p>
      <text:p text:style-name="Standard">Termination should, generally, only occur at the two distant ends of <text:span text:style-name="T14">the</text:span> bus<text:change-end text:change-id="ct485164512"/><text:change text:change-id="ct879824800"/><text:change-start text:change-id="ct486214320"/>.<text:change-end text:change-id="ct486214320"/><text:change-start text:change-id="ct494866832"/> <text:s/><text:change-end text:change-id="ct494866832"/><text:change-start text:change-id="ct494866928"/>T<text:change-end text:change-id="ct494866928"/><text:change-start text:change-id="ct573949584"/>ermination in the middle of a significant-length CAN bus is very disruptive because it causes reflections.<text:change-end text:change-id="ct573949584"/><text:change-start text:change-id="ct460039040"/> <text:s/>The one downside to on-board termination is that it makes it much easier to have multiple terminators (customers think more must be good, and mistakenly turn them all on).<text:change-end text:change-id="ct460039040"/><text:change-start text:change-id="ct460766240"/> <text:s/><text:change-end text:change-id="ct460766240"/><text:change-start text:change-id="ct875639776"/></text:p>
      <text:p text:style-name="Standard"><text:change-end text:change-id="ct875639776"/><text:change-start text:change-id="ct485856080"/>Note <text:span text:style-name="T14">that</text:span> ISO11898-2 states "The locating of the termination within a CAN node should be avoided because the bus lines lose termination if this node is disconnected from the bus line."<text:change-end text:change-id="ct485856080"/><text:change-start text:change-id="ct573877248"/></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text:soft-page-break/>Doing this takes a small amount of time, so use of repeaters reduces the total possible end-to-end length of the combined CAN segments<text:change-end text:change-id="ct573877248"/><text:change text:change-id="ct486081104"/><text:change-start text:change-id="ct504208320"/>,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3">http://www.ixxat.com/introduction_bridges_en.html</text:span></text:a></text:p>
      <text:p text:style-name="Standard"><text:a xlink:type="simple" xlink:href="http://www.ieee-icnp.org/1996/papers/1996-21.pdf"><text:span text:style-name="T13">http://www.ieee-icnp.org/1996/papers/1996-21.pdf</text:span></text:a></text:p>
      <text:p text:style-name="P16">http://doi.ieeecomputersociety.org/10.1109/ISPAN.1996.509033</text:p>
      <text:p text:style-name="Standard"><text:a xlink:type="simple" xlink:href="http://www.ixxat.com/can_bridge_en.html"><text:span text:style-name="T13">http://www.ixxat.com/can_bridge_en.html</text:span></text:a></text:p>
      <text:p text:style-name="Standard"><text:a xlink:type="simple" xlink:href="http://www.wrcakron.com/devicenet/CAN_Bus_Applications.pdf"><text:span text:style-name="T13">http://www.wrcakron.com/devicenet/CAN_Bus_Applications.pdf</text:span></text:a></text:p>
      <text:p text:style-name="Standard"><text:a xlink:type="simple" xlink:href="http://www.matric.com/canbridge.html"><text:span text:style-name="T13">http://www.matric.com/canbridge.html</text:span></text:a></text:p>
      <text:h text:style-name="Heading_20_2" text:outline-level="2">Gateways</text:h>
      <text:p text:style-name="Standard">Gateways connect a CAN segment to another <text:change-end text:change-id="ct504208320"/><text:change text:change-id="ct485331776"/><text:change-start text:change-id="ct460866800"/>communication technology<text:change-end text:change-id="ct460866800"/><text:change-start text:change-id="ct880732608"/>,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880732608"/><text:change-start text:change-id="ct459558624"/>s, that may be of use to NMRAnet implementors.</text:p>
      <text:h text:style-name="Heading_20_2" text:outline-level="2">Standards</text:h>
      <text:p text:style-name="Standard"><text:change-end text:change-id="ct459558624"/><text:change-start text:change-id="ct485690288"/>The S 9.x.1 standard references ISO 11898-1 and ISO 11898-2 for CAN specifications. <text:s/>The ISO (<text:a xlink:type="simple" xlink:href="http://www.iso.org/">http://www.iso.org</text:a>) sells PDF and paper copies of these. <text:change-end text:change-id="ct485690288"/><text:change-start text:change-id="ct461194528"/>Copies can generally be found in engineering libraries<text:change-end text:change-id="ct461194528"/><text:change-start text:change-id="ct880461040"/>.<text:change-end text:change-id="ct880461040"/><text:change-start text:change-id="ct880737120"/></text:p>
      <text:p text:style-name="Standard">Note that ISO 11898-3, 11898-4 and <text:change-end text:change-id="ct880737120"/><text:change-start text:change-id="ct573950016"/>11898-5 specify different variants of the CAN standard that are not relevant to S 9.x.1 compliant implementations. <text:s/>The original 1995 Bosch CAN standard, which can be found online, is similar to IS 11898-1 and -2, but <text:change-end text:change-id="ct573950016"/><text:change-start text:change-id="ct450793376"/>not identical.<text:change-end text:change-id="ct450793376"/><text:change-start text:change-id="ct880478224"/></text:p>
      <text:p text:style-name="Standard">The S 9.x.1 standard references TIA/EIA-568-B or the successor TIA/EIA- 568-C for unshielded twisted pair (UTP) cable, and <text:change-end text:change-id="ct880478224"/><text:change-start text:change-id="ct880754784"/>TIA-968-A for RJ45 modular plugs and jacks<text:change-end text:change-id="ct880754784"/><text:change-start text:change-id="ct51781680"/>. <text:s/>The TIA (<text:a xlink:type="simple" xlink:href="http://www.tiaonline.org/">http://www.tiaonline.org</text:a>) sells PDF and paper copies of these. Copies can generally be found in engineering libraries.<text:change-end text:change-id="ct51781680"/><text:change-start text:change-id="ct504219872"/></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text:soft-page-break/>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504219872"/><text:change-start text:change-id="ct690273808"/>AN96116 “PCA82C250 / 251 CAN Transceiver” <text:change-end text:change-id="ct690273808"/><text:change-start text:change-id="ct460911728"/>(<text:change-end text:change-id="ct460911728"/><text:change-start text:change-id="ct485650240"/><text:a xlink:type="simple" xlink:href="http://www.nxp.com/documents/application_note/AN96116.pdf">http://www.nxp.com/documents/application_note/AN96116.pdf</text:a><text:change-end text:change-id="ct485650240"/><text:change-start text:change-id="ct486246400"/>)<text:change-end text:change-id="ct486246400"/><text:change-start text:change-id="ct867696048"/></text:p>
      <text:h text:style-name="Heading_20_3" text:outline-level="3">Texas Instruments</text:h>
      <text:p text:style-name="Standard">Analog Applications Journal, August 1999, TI SLYT197 “<text:change-end text:change-id="ct867696048"/><text:change-start text:change-id="ct485652336"/>TIA/EIA-568A Category 5 cables in low-voltage differential signaling (LVDS)” <text:change-end text:change-id="ct485652336"/><text:change-start text:change-id="ct880754208"/>(<text:a xlink:type="simple" xlink:href="http://focus.ti.com/lit/an/slyt197/slyt197.pdf">http://focus.ti.com/lit/an/slyt197/slyt197.pdf</text:a>)<text:change-end text:change-id="ct880754208"/><text:change-start text:change-id="ct879947072"/></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879947072"/><text:change-start text:change-id="ct880243952"/>Controller Area Network Physical Layer Requirements<text:change-end text:change-id="ct880243952"/><text:change-start text:change-id="ct686501360"/>”<text:change-end text:change-id="ct686501360"/><text:change-start text:change-id="ct686407232"/> (<text:a xlink:type="simple" xlink:href="http://focus.ti.com/lit/an/slla270/slla270.pdf">http://focus.ti.com/lit/an/slla270/slla270.pdf</text:a>)<text:change-end text:change-id="ct686407232"/><text:change-start text:change-id="ct686333296"/></text:p>
      <text:p text:style-name="Standard">Application Report SLLA298B “<text:change-end text:change-id="ct686333296"/><text:change-start text:change-id="ct573948032"/>Isolated CAN Reference Design<text:change-end text:change-id="ct573948032"/><text:change-start text:change-id="ct686265248"/>” (<text:a xlink:type="simple" xlink:href="http://focus.ti.com/lit/an/slla298b/slla298b.pdf">http://focus.ti.com/lit/an/slla298b/slla298b.pdf</text:a>)</text:p>
      <text:p text:style-name="Standard">Application Report SLOU262 “<text:change-end text:change-id="ct686265248"/><text:change-start text:change-id="ct482700416"/>Isolated CAN Transceiver EVM<text:change-end text:change-id="ct482700416"/><text:change-start text:change-id="ct483157168"/>” (<text:a xlink:type="simple" xlink:href="http://focus.tij.co.jp/jp/lit/ug/slou262/slou262.pdf">http://focus.tij.co.jp/jp/lit/ug/slou262/slou262.pdf</text:a>)</text:p>
      <text:p text:style-name="Standard"><text:change-end text:change-id="ct483157168"/><text:change-start text:change-id="ct450609856"/>Analog Applications Journal, 3Q 2006, TI SLY<text:change-end text:change-id="ct450609856"/><text:change-start text:change-id="ct686129856"/>T249 <text:change-end text:change-id="ct686129856"/><text:change-start text:change-id="ct573686912"/>“<text:change-end text:change-id="ct573686912"/><text:change-start text:change-id="ct460782368"/>Improved CAN network security with TI’s SN65HVD1050 transceiver<text:change-end text:change-id="ct460782368"/><text:change-start text:change-id="ct483173136"/>”<text:change-end text:change-id="ct483173136"/><text:change-start text:change-id="ct486035152"/> (<text:a xlink:type="simple" xlink:href="http://focus.ti.com/lit/an/slyt249/slyt249.pdf">http://focus.ti.com/lit/an/slyt249/slyt249.pdf</text:a>)<text:change-end text:change-id="ct486035152"/><text:change-start text:change-id="ct461172624"/></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461172624"/><text:change-start text:change-id="ct880509840"/>High-Speed CAN Transceiver (<text:a xlink:type="simple" xlink:href="http://ww1.microchip.com/downloads/en/DeviceDoc/21667f.pdf">http://ww1.microchip.com/downloads/en/DeviceDoc/21667f.pdf</text:a>)<text:change-end text:change-id="ct880509840"/><text:change-start text:change-id="ct880683584"/></text:p>
      <text:p text:style-name="Standard">MCP2515 <text:change-end text:change-id="ct880683584"/><text:change-start text:change-id="ct461116544"/>Stand-Alone CAN Controller With SPI Interface (<text:a xlink:type="simple" xlink:href="http://ww1.microchip.com/downloads/en/DeviceDoc/21801e.pdf">http://ww1.microchip.com/downloads/en/DeviceDoc/21801e.pdf</text:a>)<text:change-end text:change-id="ct461116544"/><text:change-start text:change-id="ct880305376"/></text:p>
      <text:h text:style-name="Heading_20_3" text:outline-level="3">NXP Electronics (Philips)</text:h>
      <text:p text:style-name="Standard">PCA82C250 <text:change-end text:change-id="ct880305376"/><text:change-start text:change-id="ct690706592"/>CAN controller interface <text:change-end text:change-id="ct690706592"/><text:change-start text:change-id="ct461066288"/>(<text:a xlink:type="simple" xlink:href="http://www.nxp.com/documents/data_sheet/PCA82C250.pdf">http://www.nxp.com/documents/data_sheet/PCA82C250.pdf</text:a>)</text:p>
      <text:h text:style-name="Heading_20_3" text:outline-level="3">STMicroelectronics</text:h>
      <text:p text:style-name="Standard">L9615 transceiver (<text:change-end text:change-id="ct461066288"/><text:change text:change-id="ct459458128"/><text:change-start text:change-id="ct461083696"/><text:a xlink:type="simple" xlink:href="http://www.st.com/stonline/products/literature/ds/5637.pdf">http://www.st.com/stonline/products/literature/ds/5637.pdf</text:a>)</text:p>
      <text:h text:style-name="Heading_20_3" text:outline-level="3"><text:soft-page-break/>Texas Instruments</text:h>
      <text:p text:style-name="Standard">ISO1050 Isolated CAN Transceiver (<text:a xlink:type="simple" xlink:href="http://focus.ti.com/lit/ds/symlink/iso1050.pdf">http://focus.ti.com/lit/ds/symlink/iso1050.pdf</text:a>)</text:p>
      <text:p text:style-name="Standard"><text:change-end text:change-id="ct461083696"/><text:change-start text:change-id="ct573611200"/>SN55HVD251, SN65HVD251 Industrial CAN Transceiver (<text:a xlink:type="simple" xlink:href="http://focus.ti.com/lit/ds/symlink/sn55hvd251.pdf">http://focus.ti.com/lit/ds/symlink/sn55hvd251.pdf</text:a>)</text:p>
      <text:p text:style-name="Standard"><text:change-end text:change-id="ct573611200"/><text:change-start text:change-id="ct690657040"/>SN65HVD1050 EMC Optimized CAN Transceiver<text:change-end text:change-id="ct690657040"/><text:change-start text:change-id="ct485178752"/> (<text:a xlink:type="simple" xlink:href="http://focus.ti.com/lit/ds/symlink/sn65hvd1050.pdf">http://focus.ti.com/lit/ds/symlink/sn65hvd1050.pdf</text:a>)<text:change-end text:change-id="ct485178752"/><text:change-start text:change-id="ct482802400"/></text:p>
      <text:p text:style-name="P17"><text:change-end text:change-id="ct482802400"/></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1Introduction<text:tab/>1</text:p>
          <text:p text:style-name="P21">2Annotations to the Standard<text:tab/>1</text:p>
          <text:p text:style-name="P20">2.1Intended Use<text:tab/>1</text:p>
          <text:p text:style-name="P20">2.2References and Context<text:tab/>1</text:p>
          <text:p text:style-name="P20">2.3Physical Interconnection<text:tab/>1</text:p>
          <text:p text:style-name="P20">2.4Data Transport<text:tab/>2</text:p>
          <text:p text:style-name="P20">2.5Supply of Power<text:tab/>2</text:p>
          <text:p text:style-name="P20">2.6Consumption of Power<text:tab/>3</text:p>
          <text:p text:style-name="P21">3Termination<text:tab/>3</text:p>
          <text:p text:style-name="P20">3.1Methods<text:tab/>3</text:p>
          <text:p text:style-name="P22">3.1.1Passive single resistor:  <text:tab/>3</text:p>
          <text:p text:style-name="P22">3.1.2Passive split resistors to ground: <text:tab/>3</text:p>
          <text:p text:style-name="P22">3.1.3Passive split resistors to fixed voltage: <text:tab/>3</text:p>
          <text:p text:style-name="P22">3.1.4Active termination: <text:tab/>4</text:p>
          <text:p text:style-name="P22">3.1.5Distributed termination: <text:tab/>4</text:p>
          <text:p text:style-name="P20">3.2Placement:   <text:tab/>4</text:p>
          <text:p text:style-name="P21">4Repeaters, Bridges and Gateways<text:tab/>4</text:p>
          <text:p text:style-name="P20">4.1Repeaters<text:tab/>4</text:p>
          <text:p text:style-name="P20">4.2Bridges<text:tab/>5</text:p>
          <text:p text:style-name="P20">4.3Gateways<text:tab/>5</text:p>
          <text:p text:style-name="P21">5References<text:tab/>6</text:p>
          <text:p text:style-name="P20">5.1Standards<text:tab/>6</text:p>
          <text:p text:style-name="P20">5.2Application Notes<text:tab/>6</text:p>
          <text:p text:style-name="P22">5.2.1Anixter<text:tab/>6</text:p>
          <text:p text:style-name="P22">5.2.2Mohawk.com<text:tab/>6</text:p>
          <text:p text:style-name="P22">5.2.3Microchip Corp<text:tab/>6</text:p>
          <text:p text:style-name="P22"><text:soft-page-break/>5.2.4Philips<text:tab/>7</text:p>
          <text:p text:style-name="P22">5.2.5Texas Instruments<text:tab/>7</text:p>
          <text:p text:style-name="P20">5.3Component data sheets<text:tab/>7</text:p>
          <text:p text:style-name="P22">5.3.1Microchip<text:tab/>7</text:p>
          <text:p text:style-name="P22">5.3.2NXP Electronics (Philips)<text:tab/>7</text:p>
          <text:p text:style-name="P22">5.3.3STMicroelectronics<text:tab/>7</text:p>
          <text:p text:style-name="P22">5.3.4Texas Instruments<text:tab/>8</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10"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2" style:family="paragraph" style:parent-style-name="Standard">
      <style:paragraph-properties fo:text-align="center" style:justify-single-word="false" style:snap-to-layout-grid="false"/>
      <style:text-properties fo:font-size="18pt" style:font-size-asian="18pt" style:font-size-complex="18pt"/>
    </style:style>
    <style:style style:name="MP13" style:family="paragraph" style:parent-style-name="Standard">
      <style:paragraph-properties fo:text-align="center" style:justify-single-word="false" style:snap-to-layout-grid="false"/>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P14"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5"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6" style:family="paragraph" style:parent-style-name="Header">
      <style:paragraph-properties fo:text-align="center" style:justify-single-word="false" style:snap-to-layout-grid="false"/>
      <style:text-properties fo:font-size="14pt" style:font-size-asian="14pt" style:font-size-complex="14pt"/>
    </style:style>
    <style:style style:name="MP17"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4"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5" style:family="text">
      <style:text-properties style:use-window-font-color="true" style:font-name="Arial-BoldMT" fo:font-weight="bold" style:font-name-asian="Arial-BoldMT" style:font-weight-asian="bold" style:font-name-complex="Arial-BoldMT" style:font-weight-complex="bold"/>
    </style:style>
    <style:style style:name="MT6" style:family="text">
      <style:text-properties style:use-window-font-color="true" style:font-name="Helvetica-Bold" fo:font-weight="bold" style:font-name-asian="Helvetica-Bold" style:font-weight-asian="bold" style:font-name-complex="Helvetica-Bold" style:font-weight-complex="bold"/>
    </style:style>
    <style:style style:name="MT7"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438860112">
            <text:deletion>
              <office:change-info>
                <dc:creator>Bob Jacobsen</dc:creator>
                <dc:date>2010-09-12T10:28:00</dc:date>
              </office:change-info>
              <text:p text:style-name="MP5">Title</text:p>
            </text:deletion>
          </text:changed-region>
          <text:changed-region text:id="ct574264720">
            <text:insertion>
              <office:change-info>
                <dc:creator>Bob Jacobsen</dc:creator>
                <dc:date>2010-09-12T10:40:00</dc:date>
              </office:change-info>
            </text:insertion>
          </text:changed-region>
          <text:changed-region text:id="ct690100912">
            <text:deletion>
              <office:change-info>
                <dc:creator>Bob Jacobsen</dc:creator>
                <dc:date>2010-09-12T10:40:00</dc:date>
              </office:change-info>
              <text:p text:style-name="MP6"><text:tab/></text:p>
            </text:deletion>
          </text:changed-region>
          <text:changed-region text:id="ct573832256">
            <text:deletion>
              <office:change-info>
                <dc:creator>Bob Jacobsen</dc:creator>
                <dc:date>2010-09-12T10:40:00</dc:date>
              </office:change-info>
              <text:p text:style-name="MP4"><text:span text:style-name="Page_20_Number"><text:span text:style-name="MT2"><text:s/>- </text:span></text:span><text:span text:style-name="Page_20_Number"><text:span text:style-name="MT2"><text:date style:data-style-name="N106" text:date-value="2010-09-12T20:00:11">9/12/2010</text:date></text:span></text:span></text:p>
            </text:deletion>
          </text:changed-region>
        </text:tracked-changes>
        <text:p text:style-name="MP4"><text:change text:change-id="ct438860112"/><text:change-start text:change-id="ct574264720"/><text:span text:style-name="Page_20_Number"><text:span text:style-name="MT2"><text:date style:data-style-name="N106" text:date-value="2010-09-12T20:00:11">9/12/2010</text:date></text:span></text:span><text:change-end text:change-id="ct574264720"/><text:span text:style-name="MT2"><text:tab/></text:span><text:change text:change-id="ct690100912"/><text:span text:style-name="MT2">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change text:change-id="ct573832256"/></text:p>
      </style:footer>
    </style:master-page>
    <style:master-page style:name="First_20_Page" style:display-name="First Page" style:page-layout-name="Mpm2" style:next-style-name="Standard">
      <style:header>
        <text:tracked-changes>
          <text:changed-region text:id="ct880479120">
            <text:format-change>
              <office:change-info>
                <dc:creator>Bob Jacobsen</dc:creator>
                <dc:date>2010-09-12T10:39:00</dc:date>
              </office:change-info>
            </text:format-change>
          </text:changed-region>
          <text:changed-region text:id="ct690212320">
            <text:insertion>
              <office:change-info>
                <dc:creator>Bob Jacobsen</dc:creator>
                <dc:date>2010-09-12T10:25:00</dc:date>
              </office:change-info>
            </text:insertion>
          </text:changed-region>
          <text:changed-region text:id="ct485235024">
            <text:format-change>
              <office:change-info>
                <dc:creator>Bob Jacobsen</dc:creator>
                <dc:date>2010-09-12T10:39:00</dc:date>
              </office:change-info>
            </text:format-change>
          </text:changed-region>
          <text:changed-region text:id="ct459706848">
            <text:deletion>
              <office:change-info>
                <dc:creator>Bob Jacobsen</dc:creator>
                <dc:date>2010-09-12T10:26:00</dc:date>
              </office:change-info>
              <text:p text:style-name="MP13"><text:s/></text:p>
            </text:deletion>
          </text:changed-region>
          <text:changed-region text:id="ct686142288">
            <text:format-change>
              <office:change-info>
                <dc:creator>Bob Jacobsen</dc:creator>
                <dc:date>2010-09-12T10:26:00</dc:date>
              </office:change-info>
            </text:format-change>
          </text:changed-region>
          <text:changed-region text:id="ct879992944">
            <text:deletion>
              <office:change-info>
                <dc:creator>Bob Jacobsen</dc:creator>
                <dc:date>2010-09-12T11:01:00</dc:date>
              </office:change-info>
              <text:p text:style-name="MP15">/10</text:p>
            </text:deletion>
          </text:changed-region>
          <text:changed-region text:id="ct485684560">
            <text:deletion>
              <office:change-info>
                <dc:creator>Bob Jacobsen</dc:creator>
                <dc:date>2010-09-12T10:26:00</dc:date>
              </office:change-info>
              <text:p text:style-name="MP15">8/01</text:p>
            </text:deletion>
          </text:changed-region>
          <text:changed-region text:id="ct460360128">
            <text:deletion>
              <office:change-info>
                <dc:creator>Bob Jacobsen</dc:creator>
                <dc:date>2010-09-12T11:01:00</dc:date>
              </office:change-info>
              <text:p text:style-name="MP15">0</text:p>
            </text:deletion>
          </text:changed-region>
          <text:changed-region text:id="ct483151920">
            <text:insertion>
              <office:change-info>
                <dc:creator>Bob Jacobsen</dc:creator>
                <dc:date>2010-09-12T11:01:00</dc:date>
              </office:change-info>
            </text:insertion>
          </text:changed-region>
        </text:tracked-changes>
        <text:p text:style-name="MP7"><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8"/>
            </table:table-cell>
            <table:table-cell table:style-name="Table1.B1" office:value-type="string">
              <text:p text:style-name="MP8"/>
            </table:table-cell>
            <table:table-cell table:style-name="Table1.C1" table:number-columns-spanned="2" office:value-type="string">
              <text:p text:style-name="MP9">NMRA Technical Note</text:p>
            </table:table-cell>
            <table:covered-table-cell/>
          </table:table-row>
          <table:table-row table:style-name="Table1.1">
            <table:table-cell table:style-name="Table1.A2" table:number-rows-spanned="2" office:value-type="string">
              <text:p text:style-name="MP10"><text:change-start text:change-id="ct880479120"/>This is a draft document, and has no official standing. It has not been submitted to the NMRA Technical Department or the NMRA Board of Directors for approval.<text:change-end text:change-id="ct880479120"/><text:change-start text:change-id="ct690212320"/></text:p>
              <text:p text:style-name="MP11"><text:change-start text:change-id="ct485235024"/>Written by J. Day, D. Harris, B. Jacobsen, A. Robinson, and A. Shepherd<text:change-end text:change-id="ct690212320"/><text:change-end text:change-id="ct485235024"/></text:p>
            </table:table-cell>
            <table:table-cell table:style-name="Table1.B2" office:value-type="string">
              <text:p text:style-name="MP8"/>
            </table:table-cell>
            <table:table-cell table:style-name="Table1.C1" table:number-columns-spanned="2" office:value-type="string">
              <text:p text:style-name="MP12"><text:span text:style-name="MT3">NMRANet</text:span><text:change text:change-id="ct459706848"/><text:change-start text:change-id="ct686142288"/><text:span text:style-name="MT4">®</text:span><text:change-end text:change-id="ct686142288"/><text:span text:style-name="MT5"> </text:span></text:p>
              <text:p text:style-name="MP14">Physical Layer </text:p>
            </table:table-cell>
            <table:covered-table-cell/>
          </table:table-row>
          <table:table-row table:style-name="Table1.1">
            <table:covered-table-cell/>
            <table:table-cell table:style-name="Table1.B2" office:value-type="string">
              <text:p text:style-name="MP8"/>
            </table:table-cell>
            <table:table-cell table:style-name="Table1.C1" table:number-columns-spanned="2" office:value-type="string">
              <text:p text:style-name="MP8">All Scales</text:p>
            </table:table-cell>
            <table:covered-table-cell/>
          </table:table-row>
          <table:table-row table:style-name="Table1.1">
            <table:table-cell table:style-name="Table1.A4" office:value-type="string">
              <text:p text:style-name="MP8"/>
            </table:table-cell>
            <table:table-cell table:style-name="Table1.B1" office:value-type="string">
              <text:p text:style-name="MP8"/>
            </table:table-cell>
            <table:table-cell table:style-name="Table1.C4" office:value-type="string">
              <text:p text:style-name="MP15"><text:change text:change-id="ct879992944"/><text:change text:change-id="ct485684560"/><text:change text:change-id="ct460360128"/><text:change-start text:change-id="ct483151920"/><text:date style:data-style-name="N106" text:date-value="2010-09-12T20:00:11">9/12/2010</text:date><text:change-end text:change-id="ct483151920"/></text:p>
            </table:table-cell>
            <table:table-cell table:style-name="Table1.C1" office:value-type="string">
              <text:p text:style-name="MP16"><text:span text:style-name="MT6">Draft TN-9.x.1</text:span><text:span text:style-name="MT7"> </text:span></text:p>
            </table:table-cell>
          </table:table-row>
        </table:table>
        <text:p text:style-name="Header"/>
      </style:header>
      <style:footer>
        <text:tracked-changes>
          <text:changed-region text:id="ct573801120">
            <text:deletion>
              <office:change-info>
                <dc:creator>Bob Jacobsen</dc:creator>
                <dc:date>2010-09-12T10:27:00</dc:date>
              </office:change-info>
              <text:p text:style-name="MP17">Copyright 2010, by J. Day, D. Harris, B. Jacobsen, A. Robinson, and A. Shepherd</text:p>
            </text:deletion>
          </text:changed-region>
          <text:changed-region text:id="ct880631360">
            <text:insertion>
              <office:change-info>
                <dc:creator>Bob Jacobsen</dc:creator>
                <dc:date>2010-09-12T10:40:00</dc:date>
              </office:change-info>
            </text:insertion>
          </text:changed-region>
          <text:changed-region text:id="ct879847360">
            <text:format-change>
              <office:change-info>
                <dc:creator>Bob Jacobsen</dc:creator>
                <dc:date>2010-09-12T10:28:00</dc:date>
              </office:change-info>
            </text:format-change>
          </text:changed-region>
          <text:changed-region text:id="ct685961872">
            <text:deletion>
              <office:change-info>
                <dc:creator>Bob Jacobsen</dc:creator>
                <dc:date>2010-09-12T11:01:00</dc:date>
              </office:change-info>
              <text:p text:style-name="MP17"/>
              <text:p text:style-name="MP17"/>
            </text:deletion>
          </text:changed-region>
          <text:changed-region text:id="ct460858608">
            <text:deletion>
              <office:change-info>
                <dc:creator>Bob Jacobsen</dc:creator>
                <dc:date>2010-09-12T10:40:00</dc:date>
              </office:change-info>
              <text:p text:style-name="MP17"><text:s/>- <text:date style:data-style-name="N106" text:date-value="2010-09-12T20:00:11">9/12/2010</text:date></text:p>
            </text:deletion>
          </text:changed-region>
        </text:tracked-changes>
        <text:p text:style-name="MP17"><text:change text:change-id="ct573801120"/><text:change-start text:change-id="ct880631360"/><text:date style:data-style-name="N106" text:date-value="2010-09-12T20:00:11">9/12/2010</text:date><text:change-end text:change-id="ct880631360"/><text:change-start text:change-id="ct879847360"/><text:tab/>Page <text:page-number text:select-page="current">10</text:page-number> of <text:page-count style:num-format="1">10</text:page-count><text:change-end text:change-id="ct879847360"/><text:change text:change-id="ct685961872"/><text:change text:change-id="ct4608586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2</meta:editing-cycles>
    <meta:editing-duration>PT16H46M15S</meta:editing-duration>
    <meta:generator>OpenOffice.org/3.2$Unix OpenOffice.org_project/320m18$Build-9502</meta:generator>
    <dc:date>2010-09-12T20:00:11</dc:date>
    <dc:creator>David Harris</dc:creator>
    <meta:document-statistic meta:table-count="1" meta:image-count="0" meta:object-count="0" meta:page-count="10" meta:paragraph-count="230" meta:word-count="2914" meta:character-count="19818"/>
    <meta:user-defined meta:name="Info 1"/>
    <meta:user-defined meta:name="Info 2"/>
    <meta:user-defined meta:name="Info 3"/>
    <meta:user-defined meta:name="Info 4"/>
  </office:meta>
</office:document-meta>
</file>